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btc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ch</text:p>
          </table:table-cell>
          <table:table-cell office:value-type="string" calcext:value-type="string">
            <text:p>xrp</text:p>
          </table:table-cell>
          <table:table-cell table:number-columns-repeated="11"/>
        </table:table-row>
        <table:table-row table:style-name="ro1">
          <table:table-cell office:value-type="float" office:value="41929" calcext:value-type="float">
            <text:p>41929</text:p>
          </table:table-cell>
          <table:table-cell office:value-type="float" office:value="2253.7" calcext:value-type="float">
            <text:p>2253.7</text:p>
          </table:table-cell>
          <table:table-cell office:value-type="float" office:value="233.098" calcext:value-type="float">
            <text:p>233.098</text:p>
          </table:table-cell>
          <table:table-cell office:value-type="float" office:value="0.4963" calcext:value-type="float">
            <text:p>0.4963</text:p>
          </table:table-cell>
          <table:table-cell office:value-type="float" office:value="42112" calcext:value-type="float">
            <text:p>42112</text:p>
          </table:table-cell>
          <table:table-cell table:formula="of:=([.E2]/[.A2]) - 1" office:value-type="float" office:value="0.00436452097593554" calcext:value-type="float">
            <text:p>0.00436452097593554</text:p>
          </table:table-cell>
          <table:table-cell table:formula="of:=IF([.F2]&gt;[.$O$2];1;0)" office:value-type="float" office:value="1" calcext:value-type="float">
            <text:p>1</text:p>
          </table:table-cell>
          <table:table-cell/>
          <table:table-cell table:formula="of:=COUNTIF([.G2:.G158];1)" office:value-type="float" office:value="56" calcext:value-type="float">
            <text:p>56</text:p>
          </table:table-cell>
          <table:table-cell table:style-name="ce1" office:value-type="string" calcext:value-type="string">
            <text:p>unos</text:p>
          </table:table-cell>
          <table:table-cell table:style-name="ce2" table:formula="of:=[.I2]/([.I2]+[.I3])" office:value-type="percentage" office:value="0.356687898089172" calcext:value-type="percentage">
            <text:p>35.67%</text:p>
          </table:table-cell>
          <table:table-cell table:number-columns-repeated="2"/>
          <table:table-cell office:value-type="string" calcext:value-type="string">
            <text:p>umbral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2064" calcext:value-type="float">
            <text:p>42064</text:p>
          </table:table-cell>
          <table:table-cell office:value-type="float" office:value="2266" calcext:value-type="float">
            <text:p>2266</text:p>
          </table:table-cell>
          <table:table-cell office:value-type="float" office:value="236.392" calcext:value-type="float">
            <text:p>236.392</text:p>
          </table:table-cell>
          <table:table-cell office:value-type="float" office:value="0.4981" calcext:value-type="float">
            <text:p>0.4981</text:p>
          </table:table-cell>
          <table:table-cell office:value-type="float" office:value="42112" calcext:value-type="float">
            <text:p>42112</text:p>
          </table:table-cell>
          <table:table-cell table:formula="of:=([.E3]/[.A3]) - 1" office:value-type="float" office:value="0.00114111829593" calcext:value-type="float">
            <text:p>0.00114111829593</text:p>
          </table:table-cell>
          <table:table-cell table:formula="of:=IF([.F3]&gt;[.$O$2];1;0)" office:value-type="float" office:value="1" calcext:value-type="float">
            <text:p>1</text:p>
          </table:table-cell>
          <table:table-cell/>
          <table:table-cell table:formula="of:=COUNTIF([.G2:.G158];0)" office:value-type="float" office:value="101" calcext:value-type="float">
            <text:p>101</text:p>
          </table:table-cell>
          <table:table-cell table:style-name="ce1" office:value-type="string" calcext:value-type="string">
            <text:p>ceros</text:p>
          </table:table-cell>
          <table:table-cell table:style-name="ce2" table:formula="of:=1-[.K2]" office:value-type="percentage" office:value="0.643312101910828" calcext:value-type="percentage">
            <text:p>64.33%</text:p>
          </table:table-cell>
          <table:table-cell table:number-columns-repeated="4"/>
        </table:table-row>
        <table:table-row table:style-name="ro1">
          <table:table-cell office:value-type="float" office:value="42042" calcext:value-type="float">
            <text:p>42042</text:p>
          </table:table-cell>
          <table:table-cell office:value-type="float" office:value="2263.2" calcext:value-type="float">
            <text:p>2263.2</text:p>
          </table:table-cell>
          <table:table-cell office:value-type="float" office:value="233.878" calcext:value-type="float">
            <text:p>233.878</text:p>
          </table:table-cell>
          <table:table-cell office:value-type="float" office:value="0.4971" calcext:value-type="float">
            <text:p>0.4971</text:p>
          </table:table-cell>
          <table:table-cell office:value-type="float" office:value="42149" calcext:value-type="float">
            <text:p>42149</text:p>
          </table:table-cell>
          <table:table-cell table:formula="of:=([.E4]/[.A4]) - 1" office:value-type="float" office:value="0.00254507397364545" calcext:value-type="float">
            <text:p>0.00254507397364545</text:p>
          </table:table-cell>
          <table:table-cell table:formula="of:=IF([.F4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112" calcext:value-type="float">
            <text:p>42112</text:p>
          </table:table-cell>
          <table:table-cell office:value-type="float" office:value="2263.7" calcext:value-type="float">
            <text:p>2263.7</text:p>
          </table:table-cell>
          <table:table-cell office:value-type="float" office:value="233.88" calcext:value-type="float">
            <text:p>233.88</text:p>
          </table:table-cell>
          <table:table-cell office:value-type="float" office:value="0.49709" calcext:value-type="float">
            <text:p>0.49709</text:p>
          </table:table-cell>
          <table:table-cell office:value-type="float" office:value="42149" calcext:value-type="float">
            <text:p>42149</text:p>
          </table:table-cell>
          <table:table-cell table:formula="of:=([.E5]/[.A5]) - 1" office:value-type="float" office:value="0.000878609422492405" calcext:value-type="float">
            <text:p>0.000878609422492405</text:p>
          </table:table-cell>
          <table:table-cell table:formula="of:=IF([.F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074" calcext:value-type="float">
            <text:p>42074</text:p>
          </table:table-cell>
          <table:table-cell office:value-type="float" office:value="2263.8" calcext:value-type="float">
            <text:p>2263.8</text:p>
          </table:table-cell>
          <table:table-cell office:value-type="float" office:value="233.832" calcext:value-type="float">
            <text:p>233.832</text:p>
          </table:table-cell>
          <table:table-cell office:value-type="float" office:value="0.4959" calcext:value-type="float">
            <text:p>0.4959</text:p>
          </table:table-cell>
          <table:table-cell office:value-type="float" office:value="42149" calcext:value-type="float">
            <text:p>42149</text:p>
          </table:table-cell>
          <table:table-cell table:formula="of:=([.E6]/[.A6]) - 1" office:value-type="float" office:value="0.00178257356086897" calcext:value-type="float">
            <text:p>0.00178257356086897</text:p>
          </table:table-cell>
          <table:table-cell table:formula="of:=IF([.F6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055" calcext:value-type="float">
            <text:p>42055</text:p>
          </table:table-cell>
          <table:table-cell office:value-type="float" office:value="2261.6" calcext:value-type="float">
            <text:p>2261.6</text:p>
          </table:table-cell>
          <table:table-cell office:value-type="float" office:value="233.825" calcext:value-type="float">
            <text:p>233.825</text:p>
          </table:table-cell>
          <table:table-cell office:value-type="float" office:value="0.4958" calcext:value-type="float">
            <text:p>0.4958</text:p>
          </table:table-cell>
          <table:table-cell office:value-type="float" office:value="42149" calcext:value-type="float">
            <text:p>42149</text:p>
          </table:table-cell>
          <table:table-cell table:formula="of:=([.E7]/[.A7]) - 1" office:value-type="float" office:value="0.00223516823207715" calcext:value-type="float">
            <text:p>0.00223516823207715</text:p>
          </table:table-cell>
          <table:table-cell table:formula="of:=IF([.F7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029" calcext:value-type="float">
            <text:p>42029</text:p>
          </table:table-cell>
          <table:table-cell office:value-type="float" office:value="2262.4" calcext:value-type="float">
            <text:p>2262.4</text:p>
          </table:table-cell>
          <table:table-cell office:value-type="float" office:value="233.779" calcext:value-type="float">
            <text:p>233.779</text:p>
          </table:table-cell>
          <table:table-cell office:value-type="float" office:value="0.4962" calcext:value-type="float">
            <text:p>0.4962</text:p>
          </table:table-cell>
          <table:table-cell office:value-type="float" office:value="42149" calcext:value-type="float">
            <text:p>42149</text:p>
          </table:table-cell>
          <table:table-cell table:formula="of:=([.E8]/[.A8]) - 1" office:value-type="float" office:value="0.00285517142925129" calcext:value-type="float">
            <text:p>0.00285517142925129</text:p>
          </table:table-cell>
          <table:table-cell table:formula="of:=IF([.F8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87" calcext:value-type="float">
            <text:p>43087</text:p>
          </table:table-cell>
          <table:table-cell office:value-type="float" office:value="2313.2" calcext:value-type="float">
            <text:p>2313.2</text:p>
          </table:table-cell>
          <table:table-cell office:value-type="float" office:value="237.639" calcext:value-type="float">
            <text:p>237.639</text:p>
          </table:table-cell>
          <table:table-cell office:value-type="float" office:value="0.5069" calcext:value-type="float">
            <text:p>0.5069</text:p>
          </table:table-cell>
          <table:table-cell office:value-type="float" office:value="43084" calcext:value-type="float">
            <text:p>43084</text:p>
          </table:table-cell>
          <table:table-cell table:formula="of:=([.E9]/[.A9]) - 1" office:value-type="float" office:value="-0.0000696265694989373" calcext:value-type="float">
            <text:p>-6.96265694989373E-05</text:p>
          </table:table-cell>
          <table:table-cell table:formula="of:=IF([.F9]&gt;[.$O$2]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A2:D158</text:p>
          </table:table-cell>
          <table:table-cell table:number-columns-repeated="4"/>
        </table:table-row>
        <table:table-row table:style-name="ro1">
          <table:table-cell office:value-type="float" office:value="43084" calcext:value-type="float">
            <text:p>43084</text:p>
          </table:table-cell>
          <table:table-cell office:value-type="float" office:value="2313.6" calcext:value-type="float">
            <text:p>2313.6</text:p>
          </table:table-cell>
          <table:table-cell office:value-type="float" office:value="237.62" calcext:value-type="float">
            <text:p>237.62</text:p>
          </table:table-cell>
          <table:table-cell office:value-type="float" office:value="0.5061" calcext:value-type="float">
            <text:p>0.5061</text:p>
          </table:table-cell>
          <table:table-cell office:value-type="float" office:value="43036" calcext:value-type="float">
            <text:p>43036</text:p>
          </table:table-cell>
          <table:table-cell table:formula="of:=([.E10]/[.A10]) - 1" office:value-type="float" office:value="-0.00111410268313061" calcext:value-type="float">
            <text:p>-0.00111410268313061</text:p>
          </table:table-cell>
          <table:table-cell table:formula="of:=IF([.F10]&gt;[.$O$2]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2:G158</text:p>
          </table:table-cell>
          <table:table-cell table:number-columns-repeated="4"/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2308.4" calcext:value-type="float">
            <text:p>2308.4</text:p>
          </table:table-cell>
          <table:table-cell office:value-type="float" office:value="237.222" calcext:value-type="float">
            <text:p>237.222</text:p>
          </table:table-cell>
          <table:table-cell office:value-type="float" office:value="0.5049" calcext:value-type="float">
            <text:p>0.5049</text:p>
          </table:table-cell>
          <table:table-cell office:value-type="float" office:value="43036" calcext:value-type="float">
            <text:p>43036</text:p>
          </table:table-cell>
          <table:table-cell table:formula="of:=([.E11]/[.A11]) - 1" office:value-type="float" office:value="0.000651041666666741" calcext:value-type="float">
            <text:p>0.000651041666666741</text:p>
          </table:table-cell>
          <table:table-cell table:formula="of:=IF([.F1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96" calcext:value-type="float">
            <text:p>42996</text:p>
          </table:table-cell>
          <table:table-cell office:value-type="float" office:value="2310" calcext:value-type="float">
            <text:p>2310</text:p>
          </table:table-cell>
          <table:table-cell office:value-type="float" office:value="237.015" calcext:value-type="float">
            <text:p>237.015</text:p>
          </table:table-cell>
          <table:table-cell office:value-type="float" office:value="0.5051" calcext:value-type="float">
            <text:p>0.5051</text:p>
          </table:table-cell>
          <table:table-cell office:value-type="float" office:value="43036" calcext:value-type="float">
            <text:p>43036</text:p>
          </table:table-cell>
          <table:table-cell table:formula="of:=([.E12]/[.A12]) - 1" office:value-type="float" office:value="0.000930319099451182" calcext:value-type="float">
            <text:p>0.000930319099451182</text:p>
          </table:table-cell>
          <table:table-cell table:formula="of:=IF([.F12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float" office:value="2301.3" calcext:value-type="float">
            <text:p>2301.3</text:p>
          </table:table-cell>
          <table:table-cell office:value-type="float" office:value="235.832" calcext:value-type="float">
            <text:p>235.832</text:p>
          </table:table-cell>
          <table:table-cell office:value-type="float" office:value="0.50585" calcext:value-type="float">
            <text:p>0.50585</text:p>
          </table:table-cell>
          <table:table-cell office:value-type="float" office:value="43051" calcext:value-type="float">
            <text:p>43051</text:p>
          </table:table-cell>
          <table:table-cell table:formula="of:=([.E13]/[.A13]) - 1" office:value-type="float" office:value="0.000418283642785733" calcext:value-type="float">
            <text:p>0.000418283642785733</text:p>
          </table:table-cell>
          <table:table-cell table:formula="of:=IF([.F1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51" calcext:value-type="float">
            <text:p>43051</text:p>
          </table:table-cell>
          <table:table-cell office:value-type="float" office:value="2301.7" calcext:value-type="float">
            <text:p>2301.7</text:p>
          </table:table-cell>
          <table:table-cell office:value-type="float" office:value="235.906" calcext:value-type="float">
            <text:p>235.906</text:p>
          </table:table-cell>
          <table:table-cell office:value-type="float" office:value="0.5065" calcext:value-type="float">
            <text:p>0.5065</text:p>
          </table:table-cell>
          <table:table-cell office:value-type="float" office:value="43046" calcext:value-type="float">
            <text:p>43046</text:p>
          </table:table-cell>
          <table:table-cell table:formula="of:=([.E14]/[.A14]) - 1" office:value-type="float" office:value="-0.0001161413207591" calcext:value-type="float">
            <text:p>-0.0001161413207591</text:p>
          </table:table-cell>
          <table:table-cell table:formula="of:=IF([.F1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46" calcext:value-type="float">
            <text:p>43046</text:p>
          </table:table-cell>
          <table:table-cell office:value-type="float" office:value="2301.3" calcext:value-type="float">
            <text:p>2301.3</text:p>
          </table:table-cell>
          <table:table-cell office:value-type="float" office:value="235.903" calcext:value-type="float">
            <text:p>235.903</text:p>
          </table:table-cell>
          <table:table-cell office:value-type="float" office:value="0.50659" calcext:value-type="float">
            <text:p>0.50659</text:p>
          </table:table-cell>
          <table:table-cell office:value-type="float" office:value="43039" calcext:value-type="float">
            <text:p>43039</text:p>
          </table:table-cell>
          <table:table-cell table:formula="of:=([.E15]/[.A15]) - 1" office:value-type="float" office:value="-0.000162616735585153" calcext:value-type="float">
            <text:p>-0.000162616735585153</text:p>
          </table:table-cell>
          <table:table-cell table:formula="of:=IF([.F1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39" calcext:value-type="float">
            <text:p>43039</text:p>
          </table:table-cell>
          <table:table-cell office:value-type="float" office:value="2299.9" calcext:value-type="float">
            <text:p>2299.9</text:p>
          </table:table-cell>
          <table:table-cell office:value-type="float" office:value="235.966" calcext:value-type="float">
            <text:p>235.966</text:p>
          </table:table-cell>
          <table:table-cell office:value-type="float" office:value="0.5068" calcext:value-type="float">
            <text:p>0.5068</text:p>
          </table:table-cell>
          <table:table-cell office:value-type="float" office:value="43025" calcext:value-type="float">
            <text:p>43025</text:p>
          </table:table-cell>
          <table:table-cell table:formula="of:=([.E16]/[.A16]) - 1" office:value-type="float" office:value="-0.000325286368177746" calcext:value-type="float">
            <text:p>-0.000325286368177746</text:p>
          </table:table-cell>
          <table:table-cell table:formula="of:=IF([.F16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float" office:value="2299.5" calcext:value-type="float">
            <text:p>2299.5</text:p>
          </table:table-cell>
          <table:table-cell office:value-type="float" office:value="235.839" calcext:value-type="float">
            <text:p>235.839</text:p>
          </table:table-cell>
          <table:table-cell office:value-type="float" office:value="0.5067" calcext:value-type="float">
            <text:p>0.5067</text:p>
          </table:table-cell>
          <table:table-cell office:value-type="float" office:value="43025" calcext:value-type="float">
            <text:p>43025</text:p>
          </table:table-cell>
          <table:table-cell table:formula="of:=([.E17]/[.A17]) - 1" office:value-type="float" office:value="0.0000929778480276422" calcext:value-type="float">
            <text:p>9.29778480276422E-05</text:p>
          </table:table-cell>
          <table:table-cell table:formula="of:=IF([.F17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float" office:value="2297.7" calcext:value-type="float">
            <text:p>2297.7</text:p>
          </table:table-cell>
          <table:table-cell office:value-type="float" office:value="235.613" calcext:value-type="float">
            <text:p>235.613</text:p>
          </table:table-cell>
          <table:table-cell office:value-type="float" office:value="0.5069" calcext:value-type="float">
            <text:p>0.5069</text:p>
          </table:table-cell>
          <table:table-cell office:value-type="float" office:value="43025" calcext:value-type="float">
            <text:p>43025</text:p>
          </table:table-cell>
          <table:table-cell table:formula="of:=([.E18]/[.A18]) - 1" office:value-type="float" office:value="0.000278985423011635" calcext:value-type="float">
            <text:p>0.000278985423011635</text:p>
          </table:table-cell>
          <table:table-cell table:formula="of:=IF([.F1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17" calcext:value-type="float">
            <text:p>43017</text:p>
          </table:table-cell>
          <table:table-cell office:value-type="float" office:value="2299.3" calcext:value-type="float">
            <text:p>2299.3</text:p>
          </table:table-cell>
          <table:table-cell office:value-type="float" office:value="235.587" calcext:value-type="float">
            <text:p>235.587</text:p>
          </table:table-cell>
          <table:table-cell office:value-type="float" office:value="0.50729" calcext:value-type="float">
            <text:p>0.50729</text:p>
          </table:table-cell>
          <table:table-cell office:value-type="float" office:value="43058" calcext:value-type="float">
            <text:p>43058</text:p>
          </table:table-cell>
          <table:table-cell table:formula="of:=([.E19]/[.A19]) - 1" office:value-type="float" office:value="0.000953111560545894" calcext:value-type="float">
            <text:p>0.000953111560545894</text:p>
          </table:table-cell>
          <table:table-cell table:formula="of:=IF([.F1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float" office:value="2298.3" calcext:value-type="float">
            <text:p>2298.3</text:p>
          </table:table-cell>
          <table:table-cell office:value-type="float" office:value="235.729" calcext:value-type="float">
            <text:p>235.729</text:p>
          </table:table-cell>
          <table:table-cell office:value-type="float" office:value="0.5084" calcext:value-type="float">
            <text:p>0.5084</text:p>
          </table:table-cell>
          <table:table-cell office:value-type="float" office:value="43117" calcext:value-type="float">
            <text:p>43117</text:p>
          </table:table-cell>
          <table:table-cell table:formula="of:=([.E20]/[.A20]) - 1" office:value-type="float" office:value="0.00213829169087743" calcext:value-type="float">
            <text:p>0.00213829169087743</text:p>
          </table:table-cell>
          <table:table-cell table:formula="of:=IF([.F20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2296.2" calcext:value-type="float">
            <text:p>2296.2</text:p>
          </table:table-cell>
          <table:table-cell office:value-type="float" office:value="235.735" calcext:value-type="float">
            <text:p>235.735</text:p>
          </table:table-cell>
          <table:table-cell office:value-type="float" office:value="0.5076" calcext:value-type="float">
            <text:p>0.5076</text:p>
          </table:table-cell>
          <table:table-cell office:value-type="float" office:value="43119" calcext:value-type="float">
            <text:p>43119</text:p>
          </table:table-cell>
          <table:table-cell table:formula="of:=([.E21]/[.A21]) - 1" office:value-type="float" office:value="0.00274412222971554" calcext:value-type="float">
            <text:p>0.00274412222971554</text:p>
          </table:table-cell>
          <table:table-cell table:formula="of:=IF([.F21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990" calcext:value-type="float">
            <text:p>42990</text:p>
          </table:table-cell>
          <table:table-cell office:value-type="float" office:value="2297.1" calcext:value-type="float">
            <text:p>2297.1</text:p>
          </table:table-cell>
          <table:table-cell office:value-type="float" office:value="235.554" calcext:value-type="float">
            <text:p>235.554</text:p>
          </table:table-cell>
          <table:table-cell office:value-type="float" office:value="0.50862" calcext:value-type="float">
            <text:p>0.50862</text:p>
          </table:table-cell>
          <table:table-cell office:value-type="float" office:value="43119" calcext:value-type="float">
            <text:p>43119</text:p>
          </table:table-cell>
          <table:table-cell table:formula="of:=([.E22]/[.A22]) - 1" office:value-type="float" office:value="0.00300069783670631" calcext:value-type="float">
            <text:p>0.00300069783670631</text:p>
          </table:table-cell>
          <table:table-cell table:formula="of:=IF([.F22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990" calcext:value-type="float">
            <text:p>42990</text:p>
          </table:table-cell>
          <table:table-cell office:value-type="float" office:value="2298.5" calcext:value-type="float">
            <text:p>2298.5</text:p>
          </table:table-cell>
          <table:table-cell office:value-type="float" office:value="235.588" calcext:value-type="float">
            <text:p>235.588</text:p>
          </table:table-cell>
          <table:table-cell office:value-type="float" office:value="0.509" calcext:value-type="float">
            <text:p>0.509</text:p>
          </table:table-cell>
          <table:table-cell office:value-type="float" office:value="43128" calcext:value-type="float">
            <text:p>43128</text:p>
          </table:table-cell>
          <table:table-cell table:formula="of:=([.E23]/[.A23]) - 1" office:value-type="float" office:value="0.00321004884856935" calcext:value-type="float">
            <text:p>0.00321004884856935</text:p>
          </table:table-cell>
          <table:table-cell table:formula="of:=IF([.F23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float" office:value="2301.8" calcext:value-type="float">
            <text:p>2301.8</text:p>
          </table:table-cell>
          <table:table-cell office:value-type="float" office:value="235.755" calcext:value-type="float">
            <text:p>235.755</text:p>
          </table:table-cell>
          <table:table-cell office:value-type="float" office:value="0.5103" calcext:value-type="float">
            <text:p>0.5103</text:p>
          </table:table-cell>
          <table:table-cell office:value-type="float" office:value="43128" calcext:value-type="float">
            <text:p>43128</text:p>
          </table:table-cell>
          <table:table-cell table:formula="of:=([.E24]/[.A24]) - 1" office:value-type="float" office:value="0.00260368235075315" calcext:value-type="float">
            <text:p>0.00260368235075315</text:p>
          </table:table-cell>
          <table:table-cell table:formula="of:=IF([.F24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58" calcext:value-type="float">
            <text:p>43058</text:p>
          </table:table-cell>
          <table:table-cell office:value-type="float" office:value="2306.9" calcext:value-type="float">
            <text:p>2306.9</text:p>
          </table:table-cell>
          <table:table-cell office:value-type="float" office:value="235.768" calcext:value-type="float">
            <text:p>235.768</text:p>
          </table:table-cell>
          <table:table-cell office:value-type="float" office:value="0.5123" calcext:value-type="float">
            <text:p>0.5123</text:p>
          </table:table-cell>
          <table:table-cell office:value-type="float" office:value="43128" calcext:value-type="float">
            <text:p>43128</text:p>
          </table:table-cell>
          <table:table-cell table:formula="of:=([.E25]/[.A25]) - 1" office:value-type="float" office:value="0.00162571415300294" calcext:value-type="float">
            <text:p>0.00162571415300294</text:p>
          </table:table-cell>
          <table:table-cell table:formula="of:=IF([.F25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17" calcext:value-type="float">
            <text:p>43117</text:p>
          </table:table-cell>
          <table:table-cell office:value-type="float" office:value="2307.6" calcext:value-type="float">
            <text:p>2307.6</text:p>
          </table:table-cell>
          <table:table-cell office:value-type="float" office:value="236.023" calcext:value-type="float">
            <text:p>236.023</text:p>
          </table:table-cell>
          <table:table-cell office:value-type="float" office:value="0.51249" calcext:value-type="float">
            <text:p>0.51249</text:p>
          </table:table-cell>
          <table:table-cell office:value-type="float" office:value="43154" calcext:value-type="float">
            <text:p>43154</text:p>
          </table:table-cell>
          <table:table-cell table:formula="of:=([.E26]/[.A26]) - 1" office:value-type="float" office:value="0.000858130203863938" calcext:value-type="float">
            <text:p>0.000858130203863938</text:p>
          </table:table-cell>
          <table:table-cell table:formula="of:=IF([.F26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float" office:value="2308" calcext:value-type="float">
            <text:p>2308</text:p>
          </table:table-cell>
          <table:table-cell office:value-type="float" office:value="235.924" calcext:value-type="float">
            <text:p>235.924</text:p>
          </table:table-cell>
          <table:table-cell office:value-type="float" office:value="0.51286" calcext:value-type="float">
            <text:p>0.51286</text:p>
          </table:table-cell>
          <table:table-cell office:value-type="float" office:value="43199" calcext:value-type="float">
            <text:p>43199</text:p>
          </table:table-cell>
          <table:table-cell table:formula="of:=([.E27]/[.A27]) - 1" office:value-type="float" office:value="0.00185533059672061" calcext:value-type="float">
            <text:p>0.00185533059672061</text:p>
          </table:table-cell>
          <table:table-cell table:formula="of:=IF([.F27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15" calcext:value-type="float">
            <text:p>43115</text:p>
          </table:table-cell>
          <table:table-cell office:value-type="float" office:value="2307.6" calcext:value-type="float">
            <text:p>2307.6</text:p>
          </table:table-cell>
          <table:table-cell office:value-type="float" office:value="235.916" calcext:value-type="float">
            <text:p>235.916</text:p>
          </table:table-cell>
          <table:table-cell office:value-type="float" office:value="0.51259" calcext:value-type="float">
            <text:p>0.51259</text:p>
          </table:table-cell>
          <table:table-cell office:value-type="float" office:value="43232" calcext:value-type="float">
            <text:p>43232</text:p>
          </table:table-cell>
          <table:table-cell table:formula="of:=([.E28]/[.A28]) - 1" office:value-type="float" office:value="0.00271367273570688" calcext:value-type="float">
            <text:p>0.00271367273570688</text:p>
          </table:table-cell>
          <table:table-cell table:formula="of:=IF([.F28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28" calcext:value-type="float">
            <text:p>43128</text:p>
          </table:table-cell>
          <table:table-cell office:value-type="float" office:value="2306.6" calcext:value-type="float">
            <text:p>2306.6</text:p>
          </table:table-cell>
          <table:table-cell office:value-type="float" office:value="235.889" calcext:value-type="float">
            <text:p>235.889</text:p>
          </table:table-cell>
          <table:table-cell office:value-type="float" office:value="0.5107" calcext:value-type="float">
            <text:p>0.5107</text:p>
          </table:table-cell>
          <table:table-cell office:value-type="float" office:value="43232" calcext:value-type="float">
            <text:p>43232</text:p>
          </table:table-cell>
          <table:table-cell table:formula="of:=([.E29]/[.A29]) - 1" office:value-type="float" office:value="0.00241142645149317" calcext:value-type="float">
            <text:p>0.00241142645149317</text:p>
          </table:table-cell>
          <table:table-cell table:formula="of:=IF([.F29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09" calcext:value-type="float">
            <text:p>43109</text:p>
          </table:table-cell>
          <table:table-cell office:value-type="float" office:value="2308.7" calcext:value-type="float">
            <text:p>2308.7</text:p>
          </table:table-cell>
          <table:table-cell office:value-type="float" office:value="236.105" calcext:value-type="float">
            <text:p>236.105</text:p>
          </table:table-cell>
          <table:table-cell office:value-type="float" office:value="0.5105" calcext:value-type="float">
            <text:p>0.5105</text:p>
          </table:table-cell>
          <table:table-cell office:value-type="float" office:value="43232" calcext:value-type="float">
            <text:p>43232</text:p>
          </table:table-cell>
          <table:table-cell table:formula="of:=([.E30]/[.A30]) - 1" office:value-type="float" office:value="0.00285323250365344" calcext:value-type="float">
            <text:p>0.00285323250365344</text:p>
          </table:table-cell>
          <table:table-cell table:formula="of:=IF([.F30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09" calcext:value-type="float">
            <text:p>43109</text:p>
          </table:table-cell>
          <table:table-cell office:value-type="float" office:value="2306.4" calcext:value-type="float">
            <text:p>2306.4</text:p>
          </table:table-cell>
          <table:table-cell office:value-type="float" office:value="236.074" calcext:value-type="float">
            <text:p>236.074</text:p>
          </table:table-cell>
          <table:table-cell office:value-type="float" office:value="0.5099" calcext:value-type="float">
            <text:p>0.5099</text:p>
          </table:table-cell>
          <table:table-cell office:value-type="float" office:value="43232" calcext:value-type="float">
            <text:p>43232</text:p>
          </table:table-cell>
          <table:table-cell table:formula="of:=([.E31]/[.A31]) - 1" office:value-type="float" office:value="0.00285323250365344" calcext:value-type="float">
            <text:p>0.00285323250365344</text:p>
          </table:table-cell>
          <table:table-cell table:formula="of:=IF([.F31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54" calcext:value-type="float">
            <text:p>43154</text:p>
          </table:table-cell>
          <table:table-cell office:value-type="float" office:value="2307.3" calcext:value-type="float">
            <text:p>2307.3</text:p>
          </table:table-cell>
          <table:table-cell office:value-type="float" office:value="236.167" calcext:value-type="float">
            <text:p>236.167</text:p>
          </table:table-cell>
          <table:table-cell office:value-type="float" office:value="0.5105" calcext:value-type="float">
            <text:p>0.5105</text:p>
          </table:table-cell>
          <table:table-cell office:value-type="float" office:value="43232" calcext:value-type="float">
            <text:p>43232</text:p>
          </table:table-cell>
          <table:table-cell table:formula="of:=([.E32]/[.A32]) - 1" office:value-type="float" office:value="0.00180748018723631" calcext:value-type="float">
            <text:p>0.00180748018723631</text:p>
          </table:table-cell>
          <table:table-cell table:formula="of:=IF([.F32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99" calcext:value-type="float">
            <text:p>43199</text:p>
          </table:table-cell>
          <table:table-cell office:value-type="float" office:value="2309" calcext:value-type="float">
            <text:p>2309</text:p>
          </table:table-cell>
          <table:table-cell office:value-type="float" office:value="236.285" calcext:value-type="float">
            <text:p>236.285</text:p>
          </table:table-cell>
          <table:table-cell office:value-type="float" office:value="0.5109" calcext:value-type="float">
            <text:p>0.5109</text:p>
          </table:table-cell>
          <table:table-cell office:value-type="float" office:value="43232" calcext:value-type="float">
            <text:p>43232</text:p>
          </table:table-cell>
          <table:table-cell table:formula="of:=([.E33]/[.A33]) - 1" office:value-type="float" office:value="0.000763906571911388" calcext:value-type="float">
            <text:p>0.000763906571911388</text:p>
          </table:table-cell>
          <table:table-cell table:formula="of:=IF([.F3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32" calcext:value-type="float">
            <text:p>43232</text:p>
          </table:table-cell>
          <table:table-cell office:value-type="float" office:value="2309.3" calcext:value-type="float">
            <text:p>2309.3</text:p>
          </table:table-cell>
          <table:table-cell office:value-type="float" office:value="236.302" calcext:value-type="float">
            <text:p>236.302</text:p>
          </table:table-cell>
          <table:table-cell office:value-type="float" office:value="0.511" calcext:value-type="float">
            <text:p>0.511</text:p>
          </table:table-cell>
          <table:table-cell office:value-type="float" office:value="43175" calcext:value-type="float">
            <text:p>43175</text:p>
          </table:table-cell>
          <table:table-cell table:formula="of:=([.E34]/[.A34]) - 1" office:value-type="float" office:value="-0.00131846780162848" calcext:value-type="float">
            <text:p>-0.00131846780162848</text:p>
          </table:table-cell>
          <table:table-cell table:formula="of:=IF([.F3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75" calcext:value-type="float">
            <text:p>43175</text:p>
          </table:table-cell>
          <table:table-cell office:value-type="float" office:value="2308.1" calcext:value-type="float">
            <text:p>2308.1</text:p>
          </table:table-cell>
          <table:table-cell office:value-type="float" office:value="236.343" calcext:value-type="float">
            <text:p>236.343</text:p>
          </table:table-cell>
          <table:table-cell office:value-type="float" office:value="0.50958" calcext:value-type="float">
            <text:p>0.50958</text:p>
          </table:table-cell>
          <table:table-cell office:value-type="float" office:value="43159" calcext:value-type="float">
            <text:p>43159</text:p>
          </table:table-cell>
          <table:table-cell table:formula="of:=([.E35]/[.A35]) - 1" office:value-type="float" office:value="-0.000370584829183507" calcext:value-type="float">
            <text:p>-0.000370584829183507</text:p>
          </table:table-cell>
          <table:table-cell table:formula="of:=IF([.F3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51" calcext:value-type="float">
            <text:p>43151</text:p>
          </table:table-cell>
          <table:table-cell office:value-type="float" office:value="2306.9" calcext:value-type="float">
            <text:p>2306.9</text:p>
          </table:table-cell>
          <table:table-cell office:value-type="float" office:value="236.344" calcext:value-type="float">
            <text:p>236.344</text:p>
          </table:table-cell>
          <table:table-cell office:value-type="float" office:value="0.50953" calcext:value-type="float">
            <text:p>0.50953</text:p>
          </table:table-cell>
          <table:table-cell office:value-type="float" office:value="43159" calcext:value-type="float">
            <text:p>43159</text:p>
          </table:table-cell>
          <table:table-cell table:formula="of:=([.E36]/[.A36]) - 1" office:value-type="float" office:value="0.000185395471715699" calcext:value-type="float">
            <text:p>0.000185395471715699</text:p>
          </table:table-cell>
          <table:table-cell table:formula="of:=IF([.F36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float" office:value="2306.3" calcext:value-type="float">
            <text:p>2306.3</text:p>
          </table:table-cell>
          <table:table-cell office:value-type="float" office:value="236.157" calcext:value-type="float">
            <text:p>236.157</text:p>
          </table:table-cell>
          <table:table-cell office:value-type="float" office:value="0.5093" calcext:value-type="float">
            <text:p>0.5093</text:p>
          </table:table-cell>
          <table:table-cell office:value-type="float" office:value="43171" calcext:value-type="float">
            <text:p>43171</text:p>
          </table:table-cell>
          <table:table-cell table:formula="of:=([.E37]/[.A37]) - 1" office:value-type="float" office:value="0.000880995989149813" calcext:value-type="float">
            <text:p>0.000880995989149813</text:p>
          </table:table-cell>
          <table:table-cell table:formula="of:=IF([.F37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40" calcext:value-type="float">
            <text:p>43140</text:p>
          </table:table-cell>
          <table:table-cell office:value-type="float" office:value="2306.1" calcext:value-type="float">
            <text:p>2306.1</text:p>
          </table:table-cell>
          <table:table-cell office:value-type="float" office:value="236.119" calcext:value-type="float">
            <text:p>236.119</text:p>
          </table:table-cell>
          <table:table-cell office:value-type="float" office:value="0.5096" calcext:value-type="float">
            <text:p>0.5096</text:p>
          </table:table-cell>
          <table:table-cell office:value-type="float" office:value="43171" calcext:value-type="float">
            <text:p>43171</text:p>
          </table:table-cell>
          <table:table-cell table:formula="of:=([.E38]/[.A38]) - 1" office:value-type="float" office:value="0.000718590635141458" calcext:value-type="float">
            <text:p>0.000718590635141458</text:p>
          </table:table-cell>
          <table:table-cell table:formula="of:=IF([.F3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float" office:value="2303.6" calcext:value-type="float">
            <text:p>2303.6</text:p>
          </table:table-cell>
          <table:table-cell office:value-type="float" office:value="238.178" calcext:value-type="float">
            <text:p>238.178</text:p>
          </table:table-cell>
          <table:table-cell office:value-type="float" office:value="0.5184" calcext:value-type="float">
            <text:p>0.5184</text:p>
          </table:table-cell>
          <table:table-cell office:value-type="float" office:value="43077" calcext:value-type="float">
            <text:p>43077</text:p>
          </table:table-cell>
          <table:table-cell table:formula="of:=([.E39]/[.A39]) - 1" office:value-type="float" office:value="0.0000232147831740193" calcext:value-type="float">
            <text:p>2.32147831740193E-05</text:p>
          </table:table-cell>
          <table:table-cell table:formula="of:=IF([.F3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77" calcext:value-type="float">
            <text:p>43077</text:p>
          </table:table-cell>
          <table:table-cell office:value-type="float" office:value="2303.6" calcext:value-type="float">
            <text:p>2303.6</text:p>
          </table:table-cell>
          <table:table-cell office:value-type="float" office:value="238.118" calcext:value-type="float">
            <text:p>238.118</text:p>
          </table:table-cell>
          <table:table-cell office:value-type="float" office:value="0.5186" calcext:value-type="float">
            <text:p>0.5186</text:p>
          </table:table-cell>
          <table:table-cell office:value-type="float" office:value="43069" calcext:value-type="float">
            <text:p>43069</text:p>
          </table:table-cell>
          <table:table-cell table:formula="of:=([.E40]/[.A40]) - 1" office:value-type="float" office:value="-0.000185713954082178" calcext:value-type="float">
            <text:p>-0.000185713954082178</text:p>
          </table:table-cell>
          <table:table-cell table:formula="of:=IF([.F40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69" calcext:value-type="float">
            <text:p>43069</text:p>
          </table:table-cell>
          <table:table-cell office:value-type="float" office:value="2304.2" calcext:value-type="float">
            <text:p>2304.2</text:p>
          </table:table-cell>
          <table:table-cell office:value-type="float" office:value="238.122" calcext:value-type="float">
            <text:p>238.122</text:p>
          </table:table-cell>
          <table:table-cell office:value-type="float" office:value="0.51979" calcext:value-type="float">
            <text:p>0.51979</text:p>
          </table:table-cell>
          <table:table-cell office:value-type="float" office:value="43052" calcext:value-type="float">
            <text:p>43052</text:p>
          </table:table-cell>
          <table:table-cell table:formula="of:=([.E41]/[.A41]) - 1" office:value-type="float" office:value="-0.000394715456592865" calcext:value-type="float">
            <text:p>-0.000394715456592865</text:p>
          </table:table-cell>
          <table:table-cell table:formula="of:=IF([.F4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52" calcext:value-type="float">
            <text:p>43052</text:p>
          </table:table-cell>
          <table:table-cell office:value-type="float" office:value="2303" calcext:value-type="float">
            <text:p>2303</text:p>
          </table:table-cell>
          <table:table-cell office:value-type="float" office:value="238.09" calcext:value-type="float">
            <text:p>238.09</text:p>
          </table:table-cell>
          <table:table-cell office:value-type="float" office:value="0.51879" calcext:value-type="float">
            <text:p>0.51879</text:p>
          </table:table-cell>
          <table:table-cell office:value-type="float" office:value="43042" calcext:value-type="float">
            <text:p>43042</text:p>
          </table:table-cell>
          <table:table-cell table:formula="of:=([.E42]/[.A42]) - 1" office:value-type="float" office:value="-0.00023227724612096" calcext:value-type="float">
            <text:p>-0.00023227724612096</text:p>
          </table:table-cell>
          <table:table-cell table:formula="of:=IF([.F42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float" office:value="2301.9" calcext:value-type="float">
            <text:p>2301.9</text:p>
          </table:table-cell>
          <table:table-cell office:value-type="float" office:value="238.056" calcext:value-type="float">
            <text:p>238.056</text:p>
          </table:table-cell>
          <table:table-cell office:value-type="float" office:value="0.51869" calcext:value-type="float">
            <text:p>0.51869</text:p>
          </table:table-cell>
          <table:table-cell office:value-type="float" office:value="43041" calcext:value-type="float">
            <text:p>43041</text:p>
          </table:table-cell>
          <table:table-cell table:formula="of:=([.E43]/[.A43]) - 1" office:value-type="float" office:value="-0.0000232331211375003" calcext:value-type="float">
            <text:p>-2.32331211375003E-05</text:p>
          </table:table-cell>
          <table:table-cell table:formula="of:=IF([.F4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float" office:value="2301.4" calcext:value-type="float">
            <text:p>2301.4</text:p>
          </table:table-cell>
          <table:table-cell office:value-type="float" office:value="238.056" calcext:value-type="float">
            <text:p>238.056</text:p>
          </table:table-cell>
          <table:table-cell office:value-type="float" office:value="0.51999" calcext:value-type="float">
            <text:p>0.51999</text:p>
          </table:table-cell>
          <table:table-cell office:value-type="float" office:value="43041" calcext:value-type="float">
            <text:p>43041</text:p>
          </table:table-cell>
          <table:table-cell table:formula="of:=([.E44]/[.A44]) - 1" office:value-type="float" office:value="0.000302128846332517" calcext:value-type="float">
            <text:p>0.000302128846332517</text:p>
          </table:table-cell>
          <table:table-cell table:formula="of:=IF([.F4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float" office:value="2300.5" calcext:value-type="float">
            <text:p>2300.5</text:p>
          </table:table-cell>
          <table:table-cell office:value-type="float" office:value="237.984" calcext:value-type="float">
            <text:p>237.984</text:p>
          </table:table-cell>
          <table:table-cell office:value-type="float" office:value="0.52009" calcext:value-type="float">
            <text:p>0.52009</text:p>
          </table:table-cell>
          <table:table-cell office:value-type="float" office:value="43041" calcext:value-type="float">
            <text:p>43041</text:p>
          </table:table-cell>
          <table:table-cell table:formula="of:=([.E45]/[.A45]) - 1" office:value-type="float" office:value="0.000348626411937003" calcext:value-type="float">
            <text:p>0.000348626411937003</text:p>
          </table:table-cell>
          <table:table-cell table:formula="of:=IF([.F4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41" calcext:value-type="float">
            <text:p>43041</text:p>
          </table:table-cell>
          <table:table-cell office:value-type="float" office:value="2301.1" calcext:value-type="float">
            <text:p>2301.1</text:p>
          </table:table-cell>
          <table:table-cell office:value-type="float" office:value="237.993" calcext:value-type="float">
            <text:p>237.993</text:p>
          </table:table-cell>
          <table:table-cell office:value-type="float" office:value="0.52035" calcext:value-type="float">
            <text:p>0.52035</text:p>
          </table:table-cell>
          <table:table-cell office:value-type="float" office:value="43040" calcext:value-type="float">
            <text:p>43040</text:p>
          </table:table-cell>
          <table:table-cell table:formula="of:=([.E46]/[.A46]) - 1" office:value-type="float" office:value="-0.0000232336609279349" calcext:value-type="float">
            <text:p>-2.32336609279349E-05</text:p>
          </table:table-cell>
          <table:table-cell table:formula="of:=IF([.F46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float" office:value="2299.8" calcext:value-type="float">
            <text:p>2299.8</text:p>
          </table:table-cell>
          <table:table-cell office:value-type="float" office:value="237.982" calcext:value-type="float">
            <text:p>237.982</text:p>
          </table:table-cell>
          <table:table-cell office:value-type="float" office:value="0.51979" calcext:value-type="float">
            <text:p>0.51979</text:p>
          </table:table-cell>
          <table:table-cell office:value-type="float" office:value="43040" calcext:value-type="float">
            <text:p>43040</text:p>
          </table:table-cell>
          <table:table-cell table:formula="of:=([.E47]/[.A47]) - 1" office:value-type="float" office:value="0.000278888165845537" calcext:value-type="float">
            <text:p>0.000278888165845537</text:p>
          </table:table-cell>
          <table:table-cell table:formula="of:=IF([.F47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36" calcext:value-type="float">
            <text:p>43036</text:p>
          </table:table-cell>
          <table:table-cell office:value-type="float" office:value="2300" calcext:value-type="float">
            <text:p>2300</text:p>
          </table:table-cell>
          <table:table-cell office:value-type="float" office:value="237.837" calcext:value-type="float">
            <text:p>237.837</text:p>
          </table:table-cell>
          <table:table-cell office:value-type="float" office:value="0.51979" calcext:value-type="float">
            <text:p>0.51979</text:p>
          </table:table-cell>
          <table:table-cell office:value-type="float" office:value="43047" calcext:value-type="float">
            <text:p>43047</text:p>
          </table:table-cell>
          <table:table-cell table:formula="of:=([.E48]/[.A48]) - 1" office:value-type="float" office:value="0.000255599962821762" calcext:value-type="float">
            <text:p>0.000255599962821762</text:p>
          </table:table-cell>
          <table:table-cell table:formula="of:=IF([.F4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40" calcext:value-type="float">
            <text:p>43040</text:p>
          </table:table-cell>
          <table:table-cell office:value-type="float" office:value="2300.9" calcext:value-type="float">
            <text:p>2300.9</text:p>
          </table:table-cell>
          <table:table-cell office:value-type="float" office:value="237.837" calcext:value-type="float">
            <text:p>237.837</text:p>
          </table:table-cell>
          <table:table-cell office:value-type="float" office:value="0.5201" calcext:value-type="float">
            <text:p>0.5201</text:p>
          </table:table-cell>
          <table:table-cell office:value-type="float" office:value="43066" calcext:value-type="float">
            <text:p>43066</text:p>
          </table:table-cell>
          <table:table-cell table:formula="of:=([.E49]/[.A49]) - 1" office:value-type="float" office:value="0.000604089219330861" calcext:value-type="float">
            <text:p>0.000604089219330861</text:p>
          </table:table-cell>
          <table:table-cell table:formula="of:=IF([.F4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float" office:value="2301.2" calcext:value-type="float">
            <text:p>2301.2</text:p>
          </table:table-cell>
          <table:table-cell office:value-type="float" office:value="237.733" calcext:value-type="float">
            <text:p>237.733</text:p>
          </table:table-cell>
          <table:table-cell office:value-type="float" office:value="0.52099" calcext:value-type="float">
            <text:p>0.52099</text:p>
          </table:table-cell>
          <table:table-cell office:value-type="float" office:value="43074" calcext:value-type="float">
            <text:p>43074</text:p>
          </table:table-cell>
          <table:table-cell table:formula="of:=([.E50]/[.A50]) - 1" office:value-type="float" office:value="0.00104580631667006" calcext:value-type="float">
            <text:p>0.00104580631667006</text:p>
          </table:table-cell>
          <table:table-cell table:formula="of:=IF([.F50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37" calcext:value-type="float">
            <text:p>43037</text:p>
          </table:table-cell>
          <table:table-cell office:value-type="float" office:value="2300.1" calcext:value-type="float">
            <text:p>2300.1</text:p>
          </table:table-cell>
          <table:table-cell office:value-type="float" office:value="237.73" calcext:value-type="float">
            <text:p>237.73</text:p>
          </table:table-cell>
          <table:table-cell office:value-type="float" office:value="0.5208" calcext:value-type="float">
            <text:p>0.5208</text:p>
          </table:table-cell>
          <table:table-cell office:value-type="float" office:value="43075" calcext:value-type="float">
            <text:p>43075</text:p>
          </table:table-cell>
          <table:table-cell table:formula="of:=([.E51]/[.A51]) - 1" office:value-type="float" office:value="0.000882961172944174" calcext:value-type="float">
            <text:p>0.000882961172944174</text:p>
          </table:table-cell>
          <table:table-cell table:formula="of:=IF([.F5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float" office:value="2299.1" calcext:value-type="float">
            <text:p>2299.1</text:p>
          </table:table-cell>
          <table:table-cell office:value-type="float" office:value="237.636" calcext:value-type="float">
            <text:p>237.636</text:p>
          </table:table-cell>
          <table:table-cell office:value-type="float" office:value="0.52038" calcext:value-type="float">
            <text:p>0.52038</text:p>
          </table:table-cell>
          <table:table-cell office:value-type="float" office:value="43075" calcext:value-type="float">
            <text:p>43075</text:p>
          </table:table-cell>
          <table:table-cell table:formula="of:=([.E52]/[.A52]) - 1" office:value-type="float" office:value="0.00113884627899408" calcext:value-type="float">
            <text:p>0.00113884627899408</text:p>
          </table:table-cell>
          <table:table-cell table:formula="of:=IF([.F52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39" calcext:value-type="float">
            <text:p>43039</text:p>
          </table:table-cell>
          <table:table-cell office:value-type="float" office:value="2299.2" calcext:value-type="float">
            <text:p>2299.2</text:p>
          </table:table-cell>
          <table:table-cell office:value-type="float" office:value="237.564" calcext:value-type="float">
            <text:p>237.564</text:p>
          </table:table-cell>
          <table:table-cell office:value-type="float" office:value="0.5202" calcext:value-type="float">
            <text:p>0.5202</text:p>
          </table:table-cell>
          <table:table-cell office:value-type="float" office:value="43075" calcext:value-type="float">
            <text:p>43075</text:p>
          </table:table-cell>
          <table:table-cell table:formula="of:=([.E53]/[.A53]) - 1" office:value-type="float" office:value="0.000836450661028332" calcext:value-type="float">
            <text:p>0.000836450661028332</text:p>
          </table:table-cell>
          <table:table-cell table:formula="of:=IF([.F5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47" calcext:value-type="float">
            <text:p>43047</text:p>
          </table:table-cell>
          <table:table-cell office:value-type="float" office:value="2299.2" calcext:value-type="float">
            <text:p>2299.2</text:p>
          </table:table-cell>
          <table:table-cell office:value-type="float" office:value="237.559" calcext:value-type="float">
            <text:p>237.559</text:p>
          </table:table-cell>
          <table:table-cell office:value-type="float" office:value="0.5199" calcext:value-type="float">
            <text:p>0.5199</text:p>
          </table:table-cell>
          <table:table-cell office:value-type="float" office:value="43075" calcext:value-type="float">
            <text:p>43075</text:p>
          </table:table-cell>
          <table:table-cell table:formula="of:=([.E54]/[.A54]) - 1" office:value-type="float" office:value="0.000650451831718746" calcext:value-type="float">
            <text:p>0.000650451831718746</text:p>
          </table:table-cell>
          <table:table-cell table:formula="of:=IF([.F5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66" calcext:value-type="float">
            <text:p>43066</text:p>
          </table:table-cell>
          <table:table-cell office:value-type="float" office:value="2299.3" calcext:value-type="float">
            <text:p>2299.3</text:p>
          </table:table-cell>
          <table:table-cell office:value-type="float" office:value="237.632" calcext:value-type="float">
            <text:p>237.632</text:p>
          </table:table-cell>
          <table:table-cell office:value-type="float" office:value="0.52" calcext:value-type="float">
            <text:p>0.52</text:p>
          </table:table-cell>
          <table:table-cell office:value-type="float" office:value="43075" calcext:value-type="float">
            <text:p>43075</text:p>
          </table:table-cell>
          <table:table-cell table:formula="of:=([.E55]/[.A55]) - 1" office:value-type="float" office:value="0.000208981563182054" calcext:value-type="float">
            <text:p>0.000208981563182054</text:p>
          </table:table-cell>
          <table:table-cell table:formula="of:=IF([.F5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74" calcext:value-type="float">
            <text:p>43074</text:p>
          </table:table-cell>
          <table:table-cell office:value-type="float" office:value="2298.9" calcext:value-type="float">
            <text:p>2298.9</text:p>
          </table:table-cell>
          <table:table-cell office:value-type="float" office:value="237.527" calcext:value-type="float">
            <text:p>237.527</text:p>
          </table:table-cell>
          <table:table-cell office:value-type="float" office:value="0.5195" calcext:value-type="float">
            <text:p>0.5195</text:p>
          </table:table-cell>
          <table:table-cell office:value-type="float" office:value="43075" calcext:value-type="float">
            <text:p>43075</text:p>
          </table:table-cell>
          <table:table-cell table:formula="of:=([.E56]/[.A56]) - 1" office:value-type="float" office:value="0.0000232158610762312" calcext:value-type="float">
            <text:p>2.32158610762312E-05</text:p>
          </table:table-cell>
          <table:table-cell table:formula="of:=IF([.F56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75" calcext:value-type="float">
            <text:p>43075</text:p>
          </table:table-cell>
          <table:table-cell office:value-type="float" office:value="2299.5" calcext:value-type="float">
            <text:p>2299.5</text:p>
          </table:table-cell>
          <table:table-cell office:value-type="float" office:value="237.526" calcext:value-type="float">
            <text:p>237.526</text:p>
          </table:table-cell>
          <table:table-cell office:value-type="float" office:value="0.5198" calcext:value-type="float">
            <text:p>0.5198</text:p>
          </table:table-cell>
          <table:table-cell office:value-type="float" office:value="43070" calcext:value-type="float">
            <text:p>43070</text:p>
          </table:table-cell>
          <table:table-cell table:formula="of:=([.E57]/[.A57]) - 1" office:value-type="float" office:value="-0.00011607661056301" calcext:value-type="float">
            <text:p>-0.00011607661056301</text:p>
          </table:table-cell>
          <table:table-cell table:formula="of:=IF([.F57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53" calcext:value-type="float">
            <text:p>43053</text:p>
          </table:table-cell>
          <table:table-cell office:value-type="float" office:value="2298.8" calcext:value-type="float">
            <text:p>2298.8</text:p>
          </table:table-cell>
          <table:table-cell office:value-type="float" office:value="237.502" calcext:value-type="float">
            <text:p>237.502</text:p>
          </table:table-cell>
          <table:table-cell office:value-type="float" office:value="0.51999" calcext:value-type="float">
            <text:p>0.51999</text:p>
          </table:table-cell>
          <table:table-cell office:value-type="float" office:value="43070" calcext:value-type="float">
            <text:p>43070</text:p>
          </table:table-cell>
          <table:table-cell table:formula="of:=([.E58]/[.A58]) - 1" office:value-type="float" office:value="0.000394862146656516" calcext:value-type="float">
            <text:p>0.000394862146656516</text:p>
          </table:table-cell>
          <table:table-cell table:formula="of:=IF([.F5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float" office:value="2297.9" calcext:value-type="float">
            <text:p>2297.9</text:p>
          </table:table-cell>
          <table:table-cell office:value-type="float" office:value="237.473" calcext:value-type="float">
            <text:p>237.473</text:p>
          </table:table-cell>
          <table:table-cell office:value-type="float" office:value="0.51999" calcext:value-type="float">
            <text:p>0.51999</text:p>
          </table:table-cell>
          <table:table-cell office:value-type="float" office:value="43070" calcext:value-type="float">
            <text:p>43070</text:p>
          </table:table-cell>
          <table:table-cell table:formula="of:=([.E59]/[.A59]) - 1" office:value-type="float" office:value="0.000487816209435721" calcext:value-type="float">
            <text:p>0.000487816209435721</text:p>
          </table:table-cell>
          <table:table-cell table:formula="of:=IF([.F5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float" office:value="2298.9" calcext:value-type="float">
            <text:p>2298.9</text:p>
          </table:table-cell>
          <table:table-cell office:value-type="float" office:value="237.622" calcext:value-type="float">
            <text:p>237.622</text:p>
          </table:table-cell>
          <table:table-cell office:value-type="float" office:value="0.52049" calcext:value-type="float">
            <text:p>0.52049</text:p>
          </table:table-cell>
          <table:table-cell office:value-type="float" office:value="43070" calcext:value-type="float">
            <text:p>43070</text:p>
          </table:table-cell>
          <table:table-cell table:formula="of:=([.E60]/[.A60]) - 1" office:value-type="float" office:value="0.000627279697047234" calcext:value-type="float">
            <text:p>0.000627279697047234</text:p>
          </table:table-cell>
          <table:table-cell table:formula="of:=IF([.F60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float" office:value="2298.3" calcext:value-type="float">
            <text:p>2298.3</text:p>
          </table:table-cell>
          <table:table-cell office:value-type="float" office:value="237.637" calcext:value-type="float">
            <text:p>237.637</text:p>
          </table:table-cell>
          <table:table-cell office:value-type="float" office:value="0.5202" calcext:value-type="float">
            <text:p>0.5202</text:p>
          </table:table-cell>
          <table:table-cell office:value-type="float" office:value="43070" calcext:value-type="float">
            <text:p>43070</text:p>
          </table:table-cell>
          <table:table-cell table:formula="of:=([.E61]/[.A61]) - 1" office:value-type="float" office:value="0.000976108580459156" calcext:value-type="float">
            <text:p>0.000976108580459156</text:p>
          </table:table-cell>
          <table:table-cell table:formula="of:=IF([.F6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float" office:value="2301" calcext:value-type="float">
            <text:p>2301</text:p>
          </table:table-cell>
          <table:table-cell office:value-type="float" office:value="237.47" calcext:value-type="float">
            <text:p>237.47</text:p>
          </table:table-cell>
          <table:table-cell office:value-type="float" office:value="0.5211" calcext:value-type="float">
            <text:p>0.5211</text:p>
          </table:table-cell>
          <table:table-cell office:value-type="float" office:value="43070" calcext:value-type="float">
            <text:p>43070</text:p>
          </table:table-cell>
          <table:table-cell table:formula="of:=([.E62]/[.A62]) - 1" office:value-type="float" office:value="0.0000696589035689144" calcext:value-type="float">
            <text:p>6.96589035689144E-05</text:p>
          </table:table-cell>
          <table:table-cell table:formula="of:=IF([.F62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70" calcext:value-type="float">
            <text:p>43070</text:p>
          </table:table-cell>
          <table:table-cell office:value-type="float" office:value="2300.8" calcext:value-type="float">
            <text:p>2300.8</text:p>
          </table:table-cell>
          <table:table-cell office:value-type="float" office:value="237.626" calcext:value-type="float">
            <text:p>237.626</text:p>
          </table:table-cell>
          <table:table-cell office:value-type="float" office:value="0.5217" calcext:value-type="float">
            <text:p>0.5217</text:p>
          </table:table-cell>
          <table:table-cell office:value-type="float" office:value="43067" calcext:value-type="float">
            <text:p>43067</text:p>
          </table:table-cell>
          <table:table-cell table:formula="of:=([.E63]/[.A63]) - 1" office:value-type="float" office:value="-0.0000696540515440214" calcext:value-type="float">
            <text:p>-6.96540515440214E-05</text:p>
          </table:table-cell>
          <table:table-cell table:formula="of:=IF([.F6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67" calcext:value-type="float">
            <text:p>43067</text:p>
          </table:table-cell>
          <table:table-cell office:value-type="float" office:value="2299.3" calcext:value-type="float">
            <text:p>2299.3</text:p>
          </table:table-cell>
          <table:table-cell office:value-type="float" office:value="237.739" calcext:value-type="float">
            <text:p>237.739</text:p>
          </table:table-cell>
          <table:table-cell office:value-type="float" office:value="0.5216" calcext:value-type="float">
            <text:p>0.5216</text:p>
          </table:table-cell>
          <table:table-cell office:value-type="float" office:value="43031" calcext:value-type="float">
            <text:p>43031</text:p>
          </table:table-cell>
          <table:table-cell table:formula="of:=([.E64]/[.A64]) - 1" office:value-type="float" office:value="-0.000835906842826306" calcext:value-type="float">
            <text:p>-0.000835906842826306</text:p>
          </table:table-cell>
          <table:table-cell table:formula="of:=IF([.F6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float" office:value="2297.6" calcext:value-type="float">
            <text:p>2297.6</text:p>
          </table:table-cell>
          <table:table-cell office:value-type="float" office:value="237.617" calcext:value-type="float">
            <text:p>237.617</text:p>
          </table:table-cell>
          <table:table-cell office:value-type="float" office:value="0.5213" calcext:value-type="float">
            <text:p>0.5213</text:p>
          </table:table-cell>
          <table:table-cell office:value-type="float" office:value="43008" calcext:value-type="float">
            <text:p>43008</text:p>
          </table:table-cell>
          <table:table-cell table:formula="of:=([.E65]/[.A65]) - 1" office:value-type="float" office:value="-0.000534498384885285" calcext:value-type="float">
            <text:p>-0.000534498384885285</text:p>
          </table:table-cell>
          <table:table-cell table:formula="of:=IF([.F6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2294.8" calcext:value-type="float">
            <text:p>2294.8</text:p>
          </table:table-cell>
          <table:table-cell office:value-type="float" office:value="237.204" calcext:value-type="float">
            <text:p>237.204</text:p>
          </table:table-cell>
          <table:table-cell office:value-type="float" office:value="0.5212" calcext:value-type="float">
            <text:p>0.5212</text:p>
          </table:table-cell>
          <table:table-cell office:value-type="float" office:value="43008" calcext:value-type="float">
            <text:p>43008</text:p>
          </table:table-cell>
          <table:table-cell table:formula="of:=([.E66]/[.A66]) - 1" office:value-type="float" office:value="0.000162786911932278" calcext:value-type="float">
            <text:p>0.000162786911932278</text:p>
          </table:table-cell>
          <table:table-cell table:formula="of:=IF([.F66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2296.1" calcext:value-type="float">
            <text:p>2296.1</text:p>
          </table:table-cell>
          <table:table-cell office:value-type="float" office:value="237.175" calcext:value-type="float">
            <text:p>237.175</text:p>
          </table:table-cell>
          <table:table-cell office:value-type="float" office:value="0.5218" calcext:value-type="float">
            <text:p>0.5218</text:p>
          </table:table-cell>
          <table:table-cell office:value-type="float" office:value="43003" calcext:value-type="float">
            <text:p>43003</text:p>
          </table:table-cell>
          <table:table-cell table:formula="of:=([.E67]/[.A67]) - 1" office:value-type="float" office:value="-0.000116257440476164" calcext:value-type="float">
            <text:p>-0.000116257440476164</text:p>
          </table:table-cell>
          <table:table-cell table:formula="of:=IF([.F67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75" calcext:value-type="float">
            <text:p>42975</text:p>
          </table:table-cell>
          <table:table-cell office:value-type="float" office:value="2295.4" calcext:value-type="float">
            <text:p>2295.4</text:p>
          </table:table-cell>
          <table:table-cell office:value-type="float" office:value="237.089" calcext:value-type="float">
            <text:p>237.089</text:p>
          </table:table-cell>
          <table:table-cell office:value-type="float" office:value="0.5216" calcext:value-type="float">
            <text:p>0.5216</text:p>
          </table:table-cell>
          <table:table-cell office:value-type="float" office:value="43003" calcext:value-type="float">
            <text:p>43003</text:p>
          </table:table-cell>
          <table:table-cell table:formula="of:=([.E68]/[.A68]) - 1" office:value-type="float" office:value="0.000651541593949867" calcext:value-type="float">
            <text:p>0.000651541593949867</text:p>
          </table:table-cell>
          <table:table-cell table:formula="of:=IF([.F6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71" calcext:value-type="float">
            <text:p>42871</text:p>
          </table:table-cell>
          <table:table-cell office:value-type="float" office:value="2301.8" calcext:value-type="float">
            <text:p>2301.8</text:p>
          </table:table-cell>
          <table:table-cell office:value-type="float" office:value="236.588" calcext:value-type="float">
            <text:p>236.588</text:p>
          </table:table-cell>
          <table:table-cell office:value-type="float" office:value="0.5113" calcext:value-type="float">
            <text:p>0.5113</text:p>
          </table:table-cell>
          <table:table-cell office:value-type="float" office:value="42870" calcext:value-type="float">
            <text:p>42870</text:p>
          </table:table-cell>
          <table:table-cell table:formula="of:=([.E69]/[.A69]) - 1" office:value-type="float" office:value="-0.0000233257913274665" calcext:value-type="float">
            <text:p>-2.33257913274665E-05</text:p>
          </table:table-cell>
          <table:table-cell table:formula="of:=IF([.F6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70" calcext:value-type="float">
            <text:p>42870</text:p>
          </table:table-cell>
          <table:table-cell office:value-type="float" office:value="2302.4" calcext:value-type="float">
            <text:p>2302.4</text:p>
          </table:table-cell>
          <table:table-cell office:value-type="float" office:value="236.314" calcext:value-type="float">
            <text:p>236.314</text:p>
          </table:table-cell>
          <table:table-cell office:value-type="float" office:value="0.51039" calcext:value-type="float">
            <text:p>0.51039</text:p>
          </table:table-cell>
          <table:table-cell office:value-type="float" office:value="42826" calcext:value-type="float">
            <text:p>42826</text:p>
          </table:table-cell>
          <table:table-cell table:formula="of:=([.E70]/[.A70]) - 1" office:value-type="float" office:value="-0.001026358759039" calcext:value-type="float">
            <text:p>-0.001026358759039</text:p>
          </table:table-cell>
          <table:table-cell table:formula="of:=IF([.F70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09" calcext:value-type="float">
            <text:p>42809</text:p>
          </table:table-cell>
          <table:table-cell office:value-type="float" office:value="2298.7" calcext:value-type="float">
            <text:p>2298.7</text:p>
          </table:table-cell>
          <table:table-cell office:value-type="float" office:value="236.381" calcext:value-type="float">
            <text:p>236.381</text:p>
          </table:table-cell>
          <table:table-cell office:value-type="float" office:value="0.51009" calcext:value-type="float">
            <text:p>0.51009</text:p>
          </table:table-cell>
          <table:table-cell office:value-type="float" office:value="42826" calcext:value-type="float">
            <text:p>42826</text:p>
          </table:table-cell>
          <table:table-cell table:formula="of:=([.E71]/[.A71]) - 1" office:value-type="float" office:value="0.00039711275666332" calcext:value-type="float">
            <text:p>0.00039711275666332</text:p>
          </table:table-cell>
          <table:table-cell table:formula="of:=IF([.F7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26" calcext:value-type="float">
            <text:p>42826</text:p>
          </table:table-cell>
          <table:table-cell office:value-type="float" office:value="2299.2" calcext:value-type="float">
            <text:p>2299.2</text:p>
          </table:table-cell>
          <table:table-cell office:value-type="float" office:value="236.482" calcext:value-type="float">
            <text:p>236.482</text:p>
          </table:table-cell>
          <table:table-cell office:value-type="float" office:value="0.51029" calcext:value-type="float">
            <text:p>0.51029</text:p>
          </table:table-cell>
          <table:table-cell office:value-type="float" office:value="42813" calcext:value-type="float">
            <text:p>42813</text:p>
          </table:table-cell>
          <table:table-cell table:formula="of:=([.E72]/[.A72]) - 1" office:value-type="float" office:value="-0.000303553915845467" calcext:value-type="float">
            <text:p>-0.000303553915845467</text:p>
          </table:table-cell>
          <table:table-cell table:formula="of:=IF([.F72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13" calcext:value-type="float">
            <text:p>42813</text:p>
          </table:table-cell>
          <table:table-cell office:value-type="float" office:value="2298.8" calcext:value-type="float">
            <text:p>2298.8</text:p>
          </table:table-cell>
          <table:table-cell office:value-type="float" office:value="236.495" calcext:value-type="float">
            <text:p>236.495</text:p>
          </table:table-cell>
          <table:table-cell office:value-type="float" office:value="0.51016" calcext:value-type="float">
            <text:p>0.51016</text:p>
          </table:table-cell>
          <table:table-cell office:value-type="float" office:value="42801" calcext:value-type="float">
            <text:p>42801</text:p>
          </table:table-cell>
          <table:table-cell table:formula="of:=([.E73]/[.A73]) - 1" office:value-type="float" office:value="-0.0002802886973583" calcext:value-type="float">
            <text:p>-0.0002802886973583</text:p>
          </table:table-cell>
          <table:table-cell table:formula="of:=IF([.F7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91" calcext:value-type="float">
            <text:p>42791</text:p>
          </table:table-cell>
          <table:table-cell office:value-type="float" office:value="2299.4" calcext:value-type="float">
            <text:p>2299.4</text:p>
          </table:table-cell>
          <table:table-cell office:value-type="float" office:value="236.495" calcext:value-type="float">
            <text:p>236.495</text:p>
          </table:table-cell>
          <table:table-cell office:value-type="float" office:value="0.50979" calcext:value-type="float">
            <text:p>0.50979</text:p>
          </table:table-cell>
          <table:table-cell office:value-type="float" office:value="42801" calcext:value-type="float">
            <text:p>42801</text:p>
          </table:table-cell>
          <table:table-cell table:formula="of:=([.E74]/[.A74]) - 1" office:value-type="float" office:value="0.00023369400107498" calcext:value-type="float">
            <text:p>0.00023369400107498</text:p>
          </table:table-cell>
          <table:table-cell table:formula="of:=IF([.F7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65" calcext:value-type="float">
            <text:p>42765</text:p>
          </table:table-cell>
          <table:table-cell office:value-type="float" office:value="2296.9" calcext:value-type="float">
            <text:p>2296.9</text:p>
          </table:table-cell>
          <table:table-cell office:value-type="float" office:value="236.265" calcext:value-type="float">
            <text:p>236.265</text:p>
          </table:table-cell>
          <table:table-cell office:value-type="float" office:value="0.5091" calcext:value-type="float">
            <text:p>0.5091</text:p>
          </table:table-cell>
          <table:table-cell office:value-type="float" office:value="42801" calcext:value-type="float">
            <text:p>42801</text:p>
          </table:table-cell>
          <table:table-cell table:formula="of:=([.E75]/[.A75]) - 1" office:value-type="float" office:value="0.000841809891266143" calcext:value-type="float">
            <text:p>0.000841809891266143</text:p>
          </table:table-cell>
          <table:table-cell table:formula="of:=IF([.F7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52" calcext:value-type="float">
            <text:p>42752</text:p>
          </table:table-cell>
          <table:table-cell office:value-type="float" office:value="2293.8" calcext:value-type="float">
            <text:p>2293.8</text:p>
          </table:table-cell>
          <table:table-cell office:value-type="float" office:value="236.16" calcext:value-type="float">
            <text:p>236.16</text:p>
          </table:table-cell>
          <table:table-cell office:value-type="float" office:value="0.50859" calcext:value-type="float">
            <text:p>0.50859</text:p>
          </table:table-cell>
          <table:table-cell office:value-type="float" office:value="42801" calcext:value-type="float">
            <text:p>42801</text:p>
          </table:table-cell>
          <table:table-cell table:formula="of:=([.E76]/[.A76]) - 1" office:value-type="float" office:value="0.0011461452095809" calcext:value-type="float">
            <text:p>0.0011461452095809</text:p>
          </table:table-cell>
          <table:table-cell table:formula="of:=IF([.F76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801" calcext:value-type="float">
            <text:p>42801</text:p>
          </table:table-cell>
          <table:table-cell office:value-type="float" office:value="2294.6" calcext:value-type="float">
            <text:p>2294.6</text:p>
          </table:table-cell>
          <table:table-cell office:value-type="float" office:value="236.435" calcext:value-type="float">
            <text:p>236.435</text:p>
          </table:table-cell>
          <table:table-cell office:value-type="float" office:value="0.509" calcext:value-type="float">
            <text:p>0.509</text:p>
          </table:table-cell>
          <table:table-cell office:value-type="float" office:value="42779" calcext:value-type="float">
            <text:p>42779</text:p>
          </table:table-cell>
          <table:table-cell table:formula="of:=([.E77]/[.A77]) - 1" office:value-type="float" office:value="-0.000514006682086898" calcext:value-type="float">
            <text:p>-0.000514006682086898</text:p>
          </table:table-cell>
          <table:table-cell table:formula="of:=IF([.F77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79" calcext:value-type="float">
            <text:p>42779</text:p>
          </table:table-cell>
          <table:table-cell office:value-type="float" office:value="2294.6" calcext:value-type="float">
            <text:p>2294.6</text:p>
          </table:table-cell>
          <table:table-cell office:value-type="float" office:value="236.432" calcext:value-type="float">
            <text:p>236.432</text:p>
          </table:table-cell>
          <table:table-cell office:value-type="float" office:value="0.5085" calcext:value-type="float">
            <text:p>0.5085</text:p>
          </table:table-cell>
          <table:table-cell office:value-type="float" office:value="42686" calcext:value-type="float">
            <text:p>42686</text:p>
          </table:table-cell>
          <table:table-cell table:formula="of:=([.E78]/[.A78]) - 1" office:value-type="float" office:value="-0.00217396386077284" calcext:value-type="float">
            <text:p>-0.00217396386077284</text:p>
          </table:table-cell>
          <table:table-cell table:formula="of:=IF([.F7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86" calcext:value-type="float">
            <text:p>42686</text:p>
          </table:table-cell>
          <table:table-cell office:value-type="float" office:value="2280.7" calcext:value-type="float">
            <text:p>2280.7</text:p>
          </table:table-cell>
          <table:table-cell office:value-type="float" office:value="235.491" calcext:value-type="float">
            <text:p>235.491</text:p>
          </table:table-cell>
          <table:table-cell office:value-type="float" office:value="0.50569" calcext:value-type="float">
            <text:p>0.50569</text:p>
          </table:table-cell>
          <table:table-cell office:value-type="float" office:value="42686" calcext:value-type="float">
            <text:p>42686</text:p>
          </table:table-cell>
          <table:table-cell table:formula="of:=([.E79]/[.A79]) - 1" office:value-type="float" office:value="0" calcext:value-type="float">
            <text:p>0</text:p>
          </table:table-cell>
          <table:table-cell table:formula="of:=IF([.F7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61" calcext:value-type="float">
            <text:p>42661</text:p>
          </table:table-cell>
          <table:table-cell office:value-type="float" office:value="2277.6" calcext:value-type="float">
            <text:p>2277.6</text:p>
          </table:table-cell>
          <table:table-cell office:value-type="float" office:value="236.057" calcext:value-type="float">
            <text:p>236.057</text:p>
          </table:table-cell>
          <table:table-cell office:value-type="float" office:value="0.5068" calcext:value-type="float">
            <text:p>0.5068</text:p>
          </table:table-cell>
          <table:table-cell office:value-type="float" office:value="42686" calcext:value-type="float">
            <text:p>42686</text:p>
          </table:table-cell>
          <table:table-cell table:formula="of:=([.E80]/[.A80]) - 1" office:value-type="float" office:value="0.000586015330161116" calcext:value-type="float">
            <text:p>0.000586015330161116</text:p>
          </table:table-cell>
          <table:table-cell table:formula="of:=IF([.F80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86" calcext:value-type="float">
            <text:p>42686</text:p>
          </table:table-cell>
          <table:table-cell office:value-type="float" office:value="2278" calcext:value-type="float">
            <text:p>2278</text:p>
          </table:table-cell>
          <table:table-cell office:value-type="float" office:value="236.356" calcext:value-type="float">
            <text:p>236.356</text:p>
          </table:table-cell>
          <table:table-cell office:value-type="float" office:value="0.5071" calcext:value-type="float">
            <text:p>0.5071</text:p>
          </table:table-cell>
          <table:table-cell office:value-type="float" office:value="42674" calcext:value-type="float">
            <text:p>42674</text:p>
          </table:table-cell>
          <table:table-cell table:formula="of:=([.E81]/[.A81]) - 1" office:value-type="float" office:value="-0.000281122616314522" calcext:value-type="float">
            <text:p>-0.000281122616314522</text:p>
          </table:table-cell>
          <table:table-cell table:formula="of:=IF([.F8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73" calcext:value-type="float">
            <text:p>42673</text:p>
          </table:table-cell>
          <table:table-cell office:value-type="float" office:value="2275.1" calcext:value-type="float">
            <text:p>2275.1</text:p>
          </table:table-cell>
          <table:table-cell office:value-type="float" office:value="236.112" calcext:value-type="float">
            <text:p>236.112</text:p>
          </table:table-cell>
          <table:table-cell office:value-type="float" office:value="0.50649" calcext:value-type="float">
            <text:p>0.50649</text:p>
          </table:table-cell>
          <table:table-cell office:value-type="float" office:value="42674" calcext:value-type="float">
            <text:p>42674</text:p>
          </table:table-cell>
          <table:table-cell table:formula="of:=([.E82]/[.A82]) - 1" office:value-type="float" office:value="0.0000234340215123918" calcext:value-type="float">
            <text:p>2.34340215123918E-05</text:p>
          </table:table-cell>
          <table:table-cell table:formula="of:=IF([.F82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33" calcext:value-type="float">
            <text:p>42633</text:p>
          </table:table-cell>
          <table:table-cell office:value-type="float" office:value="2277.1" calcext:value-type="float">
            <text:p>2277.1</text:p>
          </table:table-cell>
          <table:table-cell office:value-type="float" office:value="236.33" calcext:value-type="float">
            <text:p>236.33</text:p>
          </table:table-cell>
          <table:table-cell office:value-type="float" office:value="0.50642" calcext:value-type="float">
            <text:p>0.50642</text:p>
          </table:table-cell>
          <table:table-cell office:value-type="float" office:value="42674" calcext:value-type="float">
            <text:p>42674</text:p>
          </table:table-cell>
          <table:table-cell table:formula="of:=([.E83]/[.A83]) - 1" office:value-type="float" office:value="0.00096169633851706" calcext:value-type="float">
            <text:p>0.00096169633851706</text:p>
          </table:table-cell>
          <table:table-cell table:formula="of:=IF([.F8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68" calcext:value-type="float">
            <text:p>42668</text:p>
          </table:table-cell>
          <table:table-cell office:value-type="float" office:value="2279.4" calcext:value-type="float">
            <text:p>2279.4</text:p>
          </table:table-cell>
          <table:table-cell office:value-type="float" office:value="236.334" calcext:value-type="float">
            <text:p>236.334</text:p>
          </table:table-cell>
          <table:table-cell office:value-type="float" office:value="0.50642" calcext:value-type="float">
            <text:p>0.50642</text:p>
          </table:table-cell>
          <table:table-cell office:value-type="float" office:value="42674" calcext:value-type="float">
            <text:p>42674</text:p>
          </table:table-cell>
          <table:table-cell table:formula="of:=([.E84]/[.A84]) - 1" office:value-type="float" office:value="0.000140620605606046" calcext:value-type="float">
            <text:p>0.000140620605606046</text:p>
          </table:table-cell>
          <table:table-cell table:formula="of:=IF([.F8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45" calcext:value-type="float">
            <text:p>42645</text:p>
          </table:table-cell>
          <table:table-cell office:value-type="float" office:value="2279.3" calcext:value-type="float">
            <text:p>2279.3</text:p>
          </table:table-cell>
          <table:table-cell office:value-type="float" office:value="236.435" calcext:value-type="float">
            <text:p>236.435</text:p>
          </table:table-cell>
          <table:table-cell office:value-type="float" office:value="0.5065" calcext:value-type="float">
            <text:p>0.5065</text:p>
          </table:table-cell>
          <table:table-cell office:value-type="float" office:value="42674" calcext:value-type="float">
            <text:p>42674</text:p>
          </table:table-cell>
          <table:table-cell table:formula="of:=([.E85]/[.A85]) - 1" office:value-type="float" office:value="0.000680032829171173" calcext:value-type="float">
            <text:p>0.000680032829171173</text:p>
          </table:table-cell>
          <table:table-cell table:formula="of:=IF([.F8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74" calcext:value-type="float">
            <text:p>42674</text:p>
          </table:table-cell>
          <table:table-cell office:value-type="float" office:value="2281" calcext:value-type="float">
            <text:p>2281</text:p>
          </table:table-cell>
          <table:table-cell office:value-type="float" office:value="236.455" calcext:value-type="float">
            <text:p>236.455</text:p>
          </table:table-cell>
          <table:table-cell office:value-type="float" office:value="0.5069" calcext:value-type="float">
            <text:p>0.5069</text:p>
          </table:table-cell>
          <table:table-cell office:value-type="float" office:value="42661" calcext:value-type="float">
            <text:p>42661</text:p>
          </table:table-cell>
          <table:table-cell table:formula="of:=([.E86]/[.A86]) - 1" office:value-type="float" office:value="-0.000304635140835119" calcext:value-type="float">
            <text:p>-0.000304635140835119</text:p>
          </table:table-cell>
          <table:table-cell table:formula="of:=IF([.F86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55" calcext:value-type="float">
            <text:p>42655</text:p>
          </table:table-cell>
          <table:table-cell office:value-type="float" office:value="2282.2" calcext:value-type="float">
            <text:p>2282.2</text:p>
          </table:table-cell>
          <table:table-cell office:value-type="float" office:value="236.131" calcext:value-type="float">
            <text:p>236.131</text:p>
          </table:table-cell>
          <table:table-cell office:value-type="float" office:value="0.5068" calcext:value-type="float">
            <text:p>0.5068</text:p>
          </table:table-cell>
          <table:table-cell office:value-type="float" office:value="42661" calcext:value-type="float">
            <text:p>42661</text:p>
          </table:table-cell>
          <table:table-cell table:formula="of:=([.E87]/[.A87]) - 1" office:value-type="float" office:value="0.000140663462665502" calcext:value-type="float">
            <text:p>0.000140663462665502</text:p>
          </table:table-cell>
          <table:table-cell table:formula="of:=IF([.F87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60" calcext:value-type="float">
            <text:p>42660</text:p>
          </table:table-cell>
          <table:table-cell office:value-type="float" office:value="2281.7" calcext:value-type="float">
            <text:p>2281.7</text:p>
          </table:table-cell>
          <table:table-cell office:value-type="float" office:value="236.108" calcext:value-type="float">
            <text:p>236.108</text:p>
          </table:table-cell>
          <table:table-cell office:value-type="float" office:value="0.5068" calcext:value-type="float">
            <text:p>0.5068</text:p>
          </table:table-cell>
          <table:table-cell office:value-type="float" office:value="42661" calcext:value-type="float">
            <text:p>42661</text:p>
          </table:table-cell>
          <table:table-cell table:formula="of:=([.E88]/[.A88]) - 1" office:value-type="float" office:value="0.0000234411626816033" calcext:value-type="float">
            <text:p>2.34411626816033E-05</text:p>
          </table:table-cell>
          <table:table-cell table:formula="of:=IF([.F8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43" calcext:value-type="float">
            <text:p>42643</text:p>
          </table:table-cell>
          <table:table-cell office:value-type="float" office:value="2280" calcext:value-type="float">
            <text:p>2280</text:p>
          </table:table-cell>
          <table:table-cell office:value-type="float" office:value="236.201" calcext:value-type="float">
            <text:p>236.201</text:p>
          </table:table-cell>
          <table:table-cell office:value-type="float" office:value="0.5069" calcext:value-type="float">
            <text:p>0.5069</text:p>
          </table:table-cell>
          <table:table-cell office:value-type="float" office:value="42661" calcext:value-type="float">
            <text:p>42661</text:p>
          </table:table-cell>
          <table:table-cell table:formula="of:=([.E89]/[.A89]) - 1" office:value-type="float" office:value="0.000422109138662918" calcext:value-type="float">
            <text:p>0.000422109138662918</text:p>
          </table:table-cell>
          <table:table-cell table:formula="of:=IF([.F8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float" office:value="2279.4" calcext:value-type="float">
            <text:p>2279.4</text:p>
          </table:table-cell>
          <table:table-cell office:value-type="float" office:value="236.368" calcext:value-type="float">
            <text:p>236.368</text:p>
          </table:table-cell>
          <table:table-cell office:value-type="float" office:value="0.5071" calcext:value-type="float">
            <text:p>0.5071</text:p>
          </table:table-cell>
          <table:table-cell office:value-type="float" office:value="42661" calcext:value-type="float">
            <text:p>42661</text:p>
          </table:table-cell>
          <table:table-cell table:formula="of:=([.E90]/[.A90]) - 1" office:value-type="float" office:value="0.000398649282431274" calcext:value-type="float">
            <text:p>0.000398649282431274</text:p>
          </table:table-cell>
          <table:table-cell table:formula="of:=IF([.F90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61" calcext:value-type="float">
            <text:p>42661</text:p>
          </table:table-cell>
          <table:table-cell office:value-type="float" office:value="2281.1" calcext:value-type="float">
            <text:p>2281.1</text:p>
          </table:table-cell>
          <table:table-cell office:value-type="float" office:value="236.348" calcext:value-type="float">
            <text:p>236.348</text:p>
          </table:table-cell>
          <table:table-cell office:value-type="float" office:value="0.5076" calcext:value-type="float">
            <text:p>0.5076</text:p>
          </table:table-cell>
          <table:table-cell office:value-type="float" office:value="42664" calcext:value-type="float">
            <text:p>42664</text:p>
          </table:table-cell>
          <table:table-cell table:formula="of:=([.E91]/[.A91]) - 1" office:value-type="float" office:value="0.0000703218396194139" calcext:value-type="float">
            <text:p>7.03218396194139E-05</text:p>
          </table:table-cell>
          <table:table-cell table:formula="of:=IF([.F9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15" calcext:value-type="float">
            <text:p>42615</text:p>
          </table:table-cell>
          <table:table-cell office:value-type="float" office:value="2279.7" calcext:value-type="float">
            <text:p>2279.7</text:p>
          </table:table-cell>
          <table:table-cell office:value-type="float" office:value="236.223" calcext:value-type="float">
            <text:p>236.223</text:p>
          </table:table-cell>
          <table:table-cell office:value-type="float" office:value="0.5068" calcext:value-type="float">
            <text:p>0.5068</text:p>
          </table:table-cell>
          <table:table-cell office:value-type="float" office:value="42672" calcext:value-type="float">
            <text:p>42672</text:p>
          </table:table-cell>
          <table:table-cell table:formula="of:=([.E92]/[.A92]) - 1" office:value-type="float" office:value="0.00133755719816975" calcext:value-type="float">
            <text:p>0.00133755719816975</text:p>
          </table:table-cell>
          <table:table-cell table:formula="of:=IF([.F92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43" calcext:value-type="float">
            <text:p>42643</text:p>
          </table:table-cell>
          <table:table-cell office:value-type="float" office:value="2279.8" calcext:value-type="float">
            <text:p>2279.8</text:p>
          </table:table-cell>
          <table:table-cell office:value-type="float" office:value="235.912" calcext:value-type="float">
            <text:p>235.912</text:p>
          </table:table-cell>
          <table:table-cell office:value-type="float" office:value="0.5071" calcext:value-type="float">
            <text:p>0.5071</text:p>
          </table:table-cell>
          <table:table-cell office:value-type="float" office:value="42686" calcext:value-type="float">
            <text:p>42686</text:p>
          </table:table-cell>
          <table:table-cell table:formula="of:=([.E93]/[.A93]) - 1" office:value-type="float" office:value="0.00100837183125013" calcext:value-type="float">
            <text:p>0.00100837183125013</text:p>
          </table:table-cell>
          <table:table-cell table:formula="of:=IF([.F93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05" calcext:value-type="float">
            <text:p>42605</text:p>
          </table:table-cell>
          <table:table-cell office:value-type="float" office:value="2277" calcext:value-type="float">
            <text:p>2277</text:p>
          </table:table-cell>
          <table:table-cell office:value-type="float" office:value="235.827" calcext:value-type="float">
            <text:p>235.827</text:p>
          </table:table-cell>
          <table:table-cell office:value-type="float" office:value="0.50639" calcext:value-type="float">
            <text:p>0.50639</text:p>
          </table:table-cell>
          <table:table-cell office:value-type="float" office:value="42910" calcext:value-type="float">
            <text:p>42910</text:p>
          </table:table-cell>
          <table:table-cell table:formula="of:=([.E94]/[.A94]) - 1" office:value-type="float" office:value="0.0071587841802605" calcext:value-type="float">
            <text:p>0.0071587841802605</text:p>
          </table:table-cell>
          <table:table-cell table:formula="of:=IF([.F94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84" calcext:value-type="float">
            <text:p>42584</text:p>
          </table:table-cell>
          <table:table-cell office:value-type="float" office:value="2276.2" calcext:value-type="float">
            <text:p>2276.2</text:p>
          </table:table-cell>
          <table:table-cell office:value-type="float" office:value="235.59" calcext:value-type="float">
            <text:p>235.59</text:p>
          </table:table-cell>
          <table:table-cell office:value-type="float" office:value="0.50609" calcext:value-type="float">
            <text:p>0.50609</text:p>
          </table:table-cell>
          <table:table-cell office:value-type="float" office:value="42910" calcext:value-type="float">
            <text:p>42910</text:p>
          </table:table-cell>
          <table:table-cell table:formula="of:=([.E95]/[.A95]) - 1" office:value-type="float" office:value="0.00765545744880702" calcext:value-type="float">
            <text:p>0.00765545744880702</text:p>
          </table:table-cell>
          <table:table-cell table:formula="of:=IF([.F95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01" calcext:value-type="float">
            <text:p>42601</text:p>
          </table:table-cell>
          <table:table-cell office:value-type="float" office:value="2279.3" calcext:value-type="float">
            <text:p>2279.3</text:p>
          </table:table-cell>
          <table:table-cell office:value-type="float" office:value="235.613" calcext:value-type="float">
            <text:p>235.613</text:p>
          </table:table-cell>
          <table:table-cell office:value-type="float" office:value="0.5061" calcext:value-type="float">
            <text:p>0.5061</text:p>
          </table:table-cell>
          <table:table-cell office:value-type="float" office:value="42955" calcext:value-type="float">
            <text:p>42955</text:p>
          </table:table-cell>
          <table:table-cell table:formula="of:=([.E96]/[.A96]) - 1" office:value-type="float" office:value="0.00830966409239209" calcext:value-type="float">
            <text:p>0.00830966409239209</text:p>
          </table:table-cell>
          <table:table-cell table:formula="of:=IF([.F96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64" calcext:value-type="float">
            <text:p>42664</text:p>
          </table:table-cell>
          <table:table-cell office:value-type="float" office:value="2281.4" calcext:value-type="float">
            <text:p>2281.4</text:p>
          </table:table-cell>
          <table:table-cell office:value-type="float" office:value="235.935" calcext:value-type="float">
            <text:p>235.935</text:p>
          </table:table-cell>
          <table:table-cell office:value-type="float" office:value="0.5068" calcext:value-type="float">
            <text:p>0.5068</text:p>
          </table:table-cell>
          <table:table-cell office:value-type="float" office:value="42955" calcext:value-type="float">
            <text:p>42955</text:p>
          </table:table-cell>
          <table:table-cell table:formula="of:=([.E97]/[.A97]) - 1" office:value-type="float" office:value="0.00682073879617473" calcext:value-type="float">
            <text:p>0.00682073879617473</text:p>
          </table:table-cell>
          <table:table-cell table:formula="of:=IF([.F97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72" calcext:value-type="float">
            <text:p>42672</text:p>
          </table:table-cell>
          <table:table-cell office:value-type="float" office:value="2281.9" calcext:value-type="float">
            <text:p>2281.9</text:p>
          </table:table-cell>
          <table:table-cell office:value-type="float" office:value="236.057" calcext:value-type="float">
            <text:p>236.057</text:p>
          </table:table-cell>
          <table:table-cell office:value-type="float" office:value="0.5068" calcext:value-type="float">
            <text:p>0.5068</text:p>
          </table:table-cell>
          <table:table-cell office:value-type="float" office:value="42955" calcext:value-type="float">
            <text:p>42955</text:p>
          </table:table-cell>
          <table:table-cell table:formula="of:=([.E98]/[.A98]) - 1" office:value-type="float" office:value="0.00663198350206229" calcext:value-type="float">
            <text:p>0.00663198350206229</text:p>
          </table:table-cell>
          <table:table-cell table:formula="of:=IF([.F98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99" calcext:value-type="float">
            <text:p>42599</text:p>
          </table:table-cell>
          <table:table-cell office:value-type="float" office:value="2295.8" calcext:value-type="float">
            <text:p>2295.8</text:p>
          </table:table-cell>
          <table:table-cell office:value-type="float" office:value="235.128" calcext:value-type="float">
            <text:p>235.128</text:p>
          </table:table-cell>
          <table:table-cell office:value-type="float" office:value="0.5077" calcext:value-type="float">
            <text:p>0.5077</text:p>
          </table:table-cell>
          <table:table-cell office:value-type="float" office:value="42757" calcext:value-type="float">
            <text:p>42757</text:p>
          </table:table-cell>
          <table:table-cell table:formula="of:=([.E99]/[.A99]) - 1" office:value-type="float" office:value="0.00370900725369139" calcext:value-type="float">
            <text:p>0.00370900725369139</text:p>
          </table:table-cell>
          <table:table-cell table:formula="of:=IF([.F99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97" calcext:value-type="float">
            <text:p>42597</text:p>
          </table:table-cell>
          <table:table-cell office:value-type="float" office:value="2295.7" calcext:value-type="float">
            <text:p>2295.7</text:p>
          </table:table-cell>
          <table:table-cell office:value-type="float" office:value="235.134" calcext:value-type="float">
            <text:p>235.134</text:p>
          </table:table-cell>
          <table:table-cell office:value-type="float" office:value="0.5077" calcext:value-type="float">
            <text:p>0.5077</text:p>
          </table:table-cell>
          <table:table-cell office:value-type="float" office:value="42757" calcext:value-type="float">
            <text:p>42757</text:p>
          </table:table-cell>
          <table:table-cell table:formula="of:=([.E100]/[.A100]) - 1" office:value-type="float" office:value="0.00375613306101363" calcext:value-type="float">
            <text:p>0.00375613306101363</text:p>
          </table:table-cell>
          <table:table-cell table:formula="of:=IF([.F100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577" calcext:value-type="float">
            <text:p>42577</text:p>
          </table:table-cell>
          <table:table-cell office:value-type="float" office:value="2296.7" calcext:value-type="float">
            <text:p>2296.7</text:p>
          </table:table-cell>
          <table:table-cell office:value-type="float" office:value="235.134" calcext:value-type="float">
            <text:p>235.134</text:p>
          </table:table-cell>
          <table:table-cell office:value-type="float" office:value="0.5077" calcext:value-type="float">
            <text:p>0.5077</text:p>
          </table:table-cell>
          <table:table-cell office:value-type="float" office:value="42770" calcext:value-type="float">
            <text:p>42770</text:p>
          </table:table-cell>
          <table:table-cell table:formula="of:=([.E101]/[.A101]) - 1" office:value-type="float" office:value="0.00453296380675017" calcext:value-type="float">
            <text:p>0.00453296380675017</text:p>
          </table:table-cell>
          <table:table-cell table:formula="of:=IF([.F101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25" calcext:value-type="float">
            <text:p>42625</text:p>
          </table:table-cell>
          <table:table-cell office:value-type="float" office:value="2297.5" calcext:value-type="float">
            <text:p>2297.5</text:p>
          </table:table-cell>
          <table:table-cell office:value-type="float" office:value="235.134" calcext:value-type="float">
            <text:p>235.134</text:p>
          </table:table-cell>
          <table:table-cell office:value-type="float" office:value="0.5077" calcext:value-type="float">
            <text:p>0.5077</text:p>
          </table:table-cell>
          <table:table-cell office:value-type="float" office:value="42821" calcext:value-type="float">
            <text:p>42821</text:p>
          </table:table-cell>
          <table:table-cell table:formula="of:=([.E102]/[.A102]) - 1" office:value-type="float" office:value="0.0045982404692082" calcext:value-type="float">
            <text:p>0.0045982404692082</text:p>
          </table:table-cell>
          <table:table-cell table:formula="of:=IF([.F102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89" calcext:value-type="float">
            <text:p>42689</text:p>
          </table:table-cell>
          <table:table-cell office:value-type="float" office:value="2299.8" calcext:value-type="float">
            <text:p>2299.8</text:p>
          </table:table-cell>
          <table:table-cell office:value-type="float" office:value="235.335" calcext:value-type="float">
            <text:p>235.335</text:p>
          </table:table-cell>
          <table:table-cell office:value-type="float" office:value="0.5076" calcext:value-type="float">
            <text:p>0.5076</text:p>
          </table:table-cell>
          <table:table-cell office:value-type="float" office:value="42821" calcext:value-type="float">
            <text:p>42821</text:p>
          </table:table-cell>
          <table:table-cell table:formula="of:=([.E103]/[.A103]) - 1" office:value-type="float" office:value="0.0030921314624377" calcext:value-type="float">
            <text:p>0.0030921314624377</text:p>
          </table:table-cell>
          <table:table-cell table:formula="of:=IF([.F103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698" calcext:value-type="float">
            <text:p>42698</text:p>
          </table:table-cell>
          <table:table-cell office:value-type="float" office:value="2301.7" calcext:value-type="float">
            <text:p>2301.7</text:p>
          </table:table-cell>
          <table:table-cell office:value-type="float" office:value="235.333" calcext:value-type="float">
            <text:p>235.333</text:p>
          </table:table-cell>
          <table:table-cell office:value-type="float" office:value="0.508" calcext:value-type="float">
            <text:p>0.508</text:p>
          </table:table-cell>
          <table:table-cell office:value-type="float" office:value="42821" calcext:value-type="float">
            <text:p>42821</text:p>
          </table:table-cell>
          <table:table-cell table:formula="of:=([.E104]/[.A104]) - 1" office:value-type="float" office:value="0.00288069698814941" calcext:value-type="float">
            <text:p>0.00288069698814941</text:p>
          </table:table-cell>
          <table:table-cell table:formula="of:=IF([.F104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757" calcext:value-type="float">
            <text:p>42757</text:p>
          </table:table-cell>
          <table:table-cell office:value-type="float" office:value="2303.4" calcext:value-type="float">
            <text:p>2303.4</text:p>
          </table:table-cell>
          <table:table-cell office:value-type="float" office:value="235.528" calcext:value-type="float">
            <text:p>235.528</text:p>
          </table:table-cell>
          <table:table-cell office:value-type="float" office:value="0.5081" calcext:value-type="float">
            <text:p>0.5081</text:p>
          </table:table-cell>
          <table:table-cell office:value-type="float" office:value="42821" calcext:value-type="float">
            <text:p>42821</text:p>
          </table:table-cell>
          <table:table-cell table:formula="of:=([.E105]/[.A105]) - 1" office:value-type="float" office:value="0.00149683092826902" calcext:value-type="float">
            <text:p>0.00149683092826902</text:p>
          </table:table-cell>
          <table:table-cell table:formula="of:=IF([.F105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757" calcext:value-type="float">
            <text:p>42757</text:p>
          </table:table-cell>
          <table:table-cell office:value-type="float" office:value="2304.4" calcext:value-type="float">
            <text:p>2304.4</text:p>
          </table:table-cell>
          <table:table-cell office:value-type="float" office:value="235.502" calcext:value-type="float">
            <text:p>235.502</text:p>
          </table:table-cell>
          <table:table-cell office:value-type="float" office:value="0.50836" calcext:value-type="float">
            <text:p>0.50836</text:p>
          </table:table-cell>
          <table:table-cell office:value-type="float" office:value="42821" calcext:value-type="float">
            <text:p>42821</text:p>
          </table:table-cell>
          <table:table-cell table:formula="of:=([.E106]/[.A106]) - 1" office:value-type="float" office:value="0.00149683092826902" calcext:value-type="float">
            <text:p>0.00149683092826902</text:p>
          </table:table-cell>
          <table:table-cell table:formula="of:=IF([.F106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770" calcext:value-type="float">
            <text:p>42770</text:p>
          </table:table-cell>
          <table:table-cell office:value-type="float" office:value="2305.9" calcext:value-type="float">
            <text:p>2305.9</text:p>
          </table:table-cell>
          <table:table-cell office:value-type="float" office:value="235.72" calcext:value-type="float">
            <text:p>235.72</text:p>
          </table:table-cell>
          <table:table-cell office:value-type="float" office:value="0.50867" calcext:value-type="float">
            <text:p>0.50867</text:p>
          </table:table-cell>
          <table:table-cell office:value-type="float" office:value="42821" calcext:value-type="float">
            <text:p>42821</text:p>
          </table:table-cell>
          <table:table-cell table:formula="of:=([.E107]/[.A107]) - 1" office:value-type="float" office:value="0.0011924245966799" calcext:value-type="float">
            <text:p>0.0011924245966799</text:p>
          </table:table-cell>
          <table:table-cell table:formula="of:=IF([.F107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821" calcext:value-type="float">
            <text:p>42821</text:p>
          </table:table-cell>
          <table:table-cell office:value-type="float" office:value="2309.4" calcext:value-type="float">
            <text:p>2309.4</text:p>
          </table:table-cell>
          <table:table-cell office:value-type="float" office:value="235.934" calcext:value-type="float">
            <text:p>235.934</text:p>
          </table:table-cell>
          <table:table-cell office:value-type="float" office:value="0.5089" calcext:value-type="float">
            <text:p>0.5089</text:p>
          </table:table-cell>
          <table:table-cell office:value-type="float" office:value="42814" calcext:value-type="float">
            <text:p>42814</text:p>
          </table:table-cell>
          <table:table-cell table:formula="of:=([.E108]/[.A108]) - 1" office:value-type="float" office:value="-0.000163471194040254" calcext:value-type="float">
            <text:p>-0.000163471194040254</text:p>
          </table:table-cell>
          <table:table-cell table:formula="of:=IF([.F10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80" calcext:value-type="float">
            <text:p>42780</text:p>
          </table:table-cell>
          <table:table-cell office:value-type="float" office:value="2306.4" calcext:value-type="float">
            <text:p>2306.4</text:p>
          </table:table-cell>
          <table:table-cell office:value-type="float" office:value="235.839" calcext:value-type="float">
            <text:p>235.839</text:p>
          </table:table-cell>
          <table:table-cell office:value-type="float" office:value="0.50872" calcext:value-type="float">
            <text:p>0.50872</text:p>
          </table:table-cell>
          <table:table-cell office:value-type="float" office:value="42814" calcext:value-type="float">
            <text:p>42814</text:p>
          </table:table-cell>
          <table:table-cell table:formula="of:=([.E109]/[.A109]) - 1" office:value-type="float" office:value="0.000794763908368301" calcext:value-type="float">
            <text:p>0.000794763908368301</text:p>
          </table:table-cell>
          <table:table-cell table:formula="of:=IF([.F10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11" calcext:value-type="float">
            <text:p>42811</text:p>
          </table:table-cell>
          <table:table-cell office:value-type="float" office:value="2306.2" calcext:value-type="float">
            <text:p>2306.2</text:p>
          </table:table-cell>
          <table:table-cell office:value-type="float" office:value="235.747" calcext:value-type="float">
            <text:p>235.747</text:p>
          </table:table-cell>
          <table:table-cell office:value-type="float" office:value="0.5092" calcext:value-type="float">
            <text:p>0.5092</text:p>
          </table:table-cell>
          <table:table-cell office:value-type="float" office:value="42814" calcext:value-type="float">
            <text:p>42814</text:p>
          </table:table-cell>
          <table:table-cell table:formula="of:=([.E110]/[.A110]) - 1" office:value-type="float" office:value="0.0000700754478988319" calcext:value-type="float">
            <text:p>7.00754478988319E-05</text:p>
          </table:table-cell>
          <table:table-cell table:formula="of:=IF([.F110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88" calcext:value-type="float">
            <text:p>42788</text:p>
          </table:table-cell>
          <table:table-cell office:value-type="float" office:value="2304" calcext:value-type="float">
            <text:p>2304</text:p>
          </table:table-cell>
          <table:table-cell office:value-type="float" office:value="235.499" calcext:value-type="float">
            <text:p>235.499</text:p>
          </table:table-cell>
          <table:table-cell office:value-type="float" office:value="0.5088" calcext:value-type="float">
            <text:p>0.5088</text:p>
          </table:table-cell>
          <table:table-cell office:value-type="float" office:value="42814" calcext:value-type="float">
            <text:p>42814</text:p>
          </table:table-cell>
          <table:table-cell table:formula="of:=([.E111]/[.A111]) - 1" office:value-type="float" office:value="0.000607647003832756" calcext:value-type="float">
            <text:p>0.000607647003832756</text:p>
          </table:table-cell>
          <table:table-cell table:formula="of:=IF([.F11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94" calcext:value-type="float">
            <text:p>42794</text:p>
          </table:table-cell>
          <table:table-cell office:value-type="float" office:value="2304.3" calcext:value-type="float">
            <text:p>2304.3</text:p>
          </table:table-cell>
          <table:table-cell office:value-type="float" office:value="235.434" calcext:value-type="float">
            <text:p>235.434</text:p>
          </table:table-cell>
          <table:table-cell office:value-type="float" office:value="0.50885" calcext:value-type="float">
            <text:p>0.50885</text:p>
          </table:table-cell>
          <table:table-cell office:value-type="float" office:value="42814" calcext:value-type="float">
            <text:p>42814</text:p>
          </table:table-cell>
          <table:table-cell table:formula="of:=([.E112]/[.A112]) - 1" office:value-type="float" office:value="0.000467355236715372" calcext:value-type="float">
            <text:p>0.000467355236715372</text:p>
          </table:table-cell>
          <table:table-cell table:formula="of:=IF([.F112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814" calcext:value-type="float">
            <text:p>42814</text:p>
          </table:table-cell>
          <table:table-cell office:value-type="float" office:value="2304" calcext:value-type="float">
            <text:p>2304</text:p>
          </table:table-cell>
          <table:table-cell office:value-type="float" office:value="235.434" calcext:value-type="float">
            <text:p>235.434</text:p>
          </table:table-cell>
          <table:table-cell office:value-type="float" office:value="0.509" calcext:value-type="float">
            <text:p>0.509</text:p>
          </table:table-cell>
          <table:table-cell office:value-type="float" office:value="42775" calcext:value-type="float">
            <text:p>42775</text:p>
          </table:table-cell>
          <table:table-cell table:formula="of:=([.E113]/[.A113]) - 1" office:value-type="float" office:value="-0.00091091698976975" calcext:value-type="float">
            <text:p>-0.00091091698976975</text:p>
          </table:table-cell>
          <table:table-cell table:formula="of:=IF([.F11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75" calcext:value-type="float">
            <text:p>42775</text:p>
          </table:table-cell>
          <table:table-cell office:value-type="float" office:value="2303.6" calcext:value-type="float">
            <text:p>2303.6</text:p>
          </table:table-cell>
          <table:table-cell office:value-type="float" office:value="235.434" calcext:value-type="float">
            <text:p>235.434</text:p>
          </table:table-cell>
          <table:table-cell office:value-type="float" office:value="0.5096" calcext:value-type="float">
            <text:p>0.5096</text:p>
          </table:table-cell>
          <table:table-cell office:value-type="float" office:value="42738" calcext:value-type="float">
            <text:p>42738</text:p>
          </table:table-cell>
          <table:table-cell table:formula="of:=([.E114]/[.A114]) - 1" office:value-type="float" office:value="-0.000864991233196943" calcext:value-type="float">
            <text:p>-0.000864991233196943</text:p>
          </table:table-cell>
          <table:table-cell table:formula="of:=IF([.F11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38" calcext:value-type="float">
            <text:p>42738</text:p>
          </table:table-cell>
          <table:table-cell office:value-type="float" office:value="2303.2" calcext:value-type="float">
            <text:p>2303.2</text:p>
          </table:table-cell>
          <table:table-cell office:value-type="float" office:value="235.434" calcext:value-type="float">
            <text:p>235.434</text:p>
          </table:table-cell>
          <table:table-cell office:value-type="float" office:value="0.50959" calcext:value-type="float">
            <text:p>0.50959</text:p>
          </table:table-cell>
          <table:table-cell office:value-type="float" office:value="42677" calcext:value-type="float">
            <text:p>42677</text:p>
          </table:table-cell>
          <table:table-cell table:formula="of:=([.E115]/[.A115]) - 1" office:value-type="float" office:value="-0.00142730123075485" calcext:value-type="float">
            <text:p>-0.00142730123075485</text:p>
          </table:table-cell>
          <table:table-cell table:formula="of:=IF([.F11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77" calcext:value-type="float">
            <text:p>42677</text:p>
          </table:table-cell>
          <table:table-cell office:value-type="float" office:value="2298.4" calcext:value-type="float">
            <text:p>2298.4</text:p>
          </table:table-cell>
          <table:table-cell office:value-type="float" office:value="235.368" calcext:value-type="float">
            <text:p>235.368</text:p>
          </table:table-cell>
          <table:table-cell office:value-type="float" office:value="0.5083" calcext:value-type="float">
            <text:p>0.5083</text:p>
          </table:table-cell>
          <table:table-cell office:value-type="float" office:value="42583" calcext:value-type="float">
            <text:p>42583</text:p>
          </table:table-cell>
          <table:table-cell table:formula="of:=([.E116]/[.A116]) - 1" office:value-type="float" office:value="-0.00220259155985658" calcext:value-type="float">
            <text:p>-0.00220259155985658</text:p>
          </table:table-cell>
          <table:table-cell table:formula="of:=IF([.F116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83" calcext:value-type="float">
            <text:p>42583</text:p>
          </table:table-cell>
          <table:table-cell office:value-type="float" office:value="2294.2" calcext:value-type="float">
            <text:p>2294.2</text:p>
          </table:table-cell>
          <table:table-cell office:value-type="float" office:value="235.136" calcext:value-type="float">
            <text:p>235.136</text:p>
          </table:table-cell>
          <table:table-cell office:value-type="float" office:value="0.5066" calcext:value-type="float">
            <text:p>0.5066</text:p>
          </table:table-cell>
          <table:table-cell office:value-type="float" office:value="42555" calcext:value-type="float">
            <text:p>42555</text:p>
          </table:table-cell>
          <table:table-cell table:formula="of:=([.E117]/[.A117]) - 1" office:value-type="float" office:value="-0.00065753939365476" calcext:value-type="float">
            <text:p>-0.00065753939365476</text:p>
          </table:table-cell>
          <table:table-cell table:formula="of:=IF([.F117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float" office:value="2292.5" calcext:value-type="float">
            <text:p>2292.5</text:p>
          </table:table-cell>
          <table:table-cell office:value-type="float" office:value="235.12" calcext:value-type="float">
            <text:p>235.12</text:p>
          </table:table-cell>
          <table:table-cell office:value-type="float" office:value="0.50588" calcext:value-type="float">
            <text:p>0.50588</text:p>
          </table:table-cell>
          <table:table-cell office:value-type="float" office:value="42553" calcext:value-type="float">
            <text:p>42553</text:p>
          </table:table-cell>
          <table:table-cell table:formula="of:=([.E118]/[.A118]) - 1" office:value-type="float" office:value="-0.0000469980025848971" calcext:value-type="float">
            <text:p>-4.69980025848971E-05</text:p>
          </table:table-cell>
          <table:table-cell table:formula="of:=IF([.F11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float" office:value="2291" calcext:value-type="float">
            <text:p>2291</text:p>
          </table:table-cell>
          <table:table-cell office:value-type="float" office:value="235.168" calcext:value-type="float">
            <text:p>235.168</text:p>
          </table:table-cell>
          <table:table-cell office:value-type="float" office:value="0.50619" calcext:value-type="float">
            <text:p>0.50619</text:p>
          </table:table-cell>
          <table:table-cell office:value-type="float" office:value="42422" calcext:value-type="float">
            <text:p>42422</text:p>
          </table:table-cell>
          <table:table-cell table:formula="of:=([.E119]/[.A119]) - 1" office:value-type="float" office:value="-0.00307851385331237" calcext:value-type="float">
            <text:p>-0.00307851385331237</text:p>
          </table:table-cell>
          <table:table-cell table:formula="of:=IF([.F11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38" calcext:value-type="float">
            <text:p>42338</text:p>
          </table:table-cell>
          <table:table-cell office:value-type="float" office:value="2284.8" calcext:value-type="float">
            <text:p>2284.8</text:p>
          </table:table-cell>
          <table:table-cell office:value-type="float" office:value="235.221" calcext:value-type="float">
            <text:p>235.221</text:p>
          </table:table-cell>
          <table:table-cell office:value-type="float" office:value="0.5054" calcext:value-type="float">
            <text:p>0.5054</text:p>
          </table:table-cell>
          <table:table-cell office:value-type="float" office:value="42422" calcext:value-type="float">
            <text:p>42422</text:p>
          </table:table-cell>
          <table:table-cell table:formula="of:=([.E120]/[.A120]) - 1" office:value-type="float" office:value="0.00198403325617647" calcext:value-type="float">
            <text:p>0.00198403325617647</text:p>
          </table:table-cell>
          <table:table-cell table:formula="of:=IF([.F120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415" calcext:value-type="float">
            <text:p>42415</text:p>
          </table:table-cell>
          <table:table-cell office:value-type="float" office:value="2288" calcext:value-type="float">
            <text:p>2288</text:p>
          </table:table-cell>
          <table:table-cell office:value-type="float" office:value="235.534" calcext:value-type="float">
            <text:p>235.534</text:p>
          </table:table-cell>
          <table:table-cell office:value-type="float" office:value="0.50639" calcext:value-type="float">
            <text:p>0.50639</text:p>
          </table:table-cell>
          <table:table-cell office:value-type="float" office:value="42422" calcext:value-type="float">
            <text:p>42422</text:p>
          </table:table-cell>
          <table:table-cell table:formula="of:=([.E121]/[.A121]) - 1" office:value-type="float" office:value="0.000165035954261539" calcext:value-type="float">
            <text:p>0.000165035954261539</text:p>
          </table:table-cell>
          <table:table-cell table:formula="of:=IF([.F12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422" calcext:value-type="float">
            <text:p>42422</text:p>
          </table:table-cell>
          <table:table-cell office:value-type="float" office:value="2289.8" calcext:value-type="float">
            <text:p>2289.8</text:p>
          </table:table-cell>
          <table:table-cell office:value-type="float" office:value="235.634" calcext:value-type="float">
            <text:p>235.634</text:p>
          </table:table-cell>
          <table:table-cell office:value-type="float" office:value="0.50676" calcext:value-type="float">
            <text:p>0.50676</text:p>
          </table:table-cell>
          <table:table-cell office:value-type="float" office:value="42435" calcext:value-type="float">
            <text:p>42435</text:p>
          </table:table-cell>
          <table:table-cell table:formula="of:=([.E122]/[.A122]) - 1" office:value-type="float" office:value="0.000306444769223591" calcext:value-type="float">
            <text:p>0.000306444769223591</text:p>
          </table:table-cell>
          <table:table-cell table:formula="of:=IF([.F122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82" calcext:value-type="float">
            <text:p>42382</text:p>
          </table:table-cell>
          <table:table-cell office:value-type="float" office:value="2290.4" calcext:value-type="float">
            <text:p>2290.4</text:p>
          </table:table-cell>
          <table:table-cell office:value-type="float" office:value="235.9" calcext:value-type="float">
            <text:p>235.9</text:p>
          </table:table-cell>
          <table:table-cell office:value-type="float" office:value="0.50739" calcext:value-type="float">
            <text:p>0.50739</text:p>
          </table:table-cell>
          <table:table-cell office:value-type="float" office:value="42435" calcext:value-type="float">
            <text:p>42435</text:p>
          </table:table-cell>
          <table:table-cell table:formula="of:=([.E123]/[.A123]) - 1" office:value-type="float" office:value="0.00125053088575333" calcext:value-type="float">
            <text:p>0.00125053088575333</text:p>
          </table:table-cell>
          <table:table-cell table:formula="of:=IF([.F123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420" calcext:value-type="float">
            <text:p>42420</text:p>
          </table:table-cell>
          <table:table-cell office:value-type="float" office:value="2288.4" calcext:value-type="float">
            <text:p>2288.4</text:p>
          </table:table-cell>
          <table:table-cell office:value-type="float" office:value="235.7" calcext:value-type="float">
            <text:p>235.7</text:p>
          </table:table-cell>
          <table:table-cell office:value-type="float" office:value="0.5072" calcext:value-type="float">
            <text:p>0.5072</text:p>
          </table:table-cell>
          <table:table-cell office:value-type="float" office:value="42435" calcext:value-type="float">
            <text:p>42435</text:p>
          </table:table-cell>
          <table:table-cell table:formula="of:=([.E124]/[.A124]) - 1" office:value-type="float" office:value="0.000353606789250449" calcext:value-type="float">
            <text:p>0.000353606789250449</text:p>
          </table:table-cell>
          <table:table-cell table:formula="of:=IF([.F12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400" calcext:value-type="float">
            <text:p>42400</text:p>
          </table:table-cell>
          <table:table-cell office:value-type="float" office:value="2290.3" calcext:value-type="float">
            <text:p>2290.3</text:p>
          </table:table-cell>
          <table:table-cell office:value-type="float" office:value="235.7" calcext:value-type="float">
            <text:p>235.7</text:p>
          </table:table-cell>
          <table:table-cell office:value-type="float" office:value="0.5077" calcext:value-type="float">
            <text:p>0.5077</text:p>
          </table:table-cell>
          <table:table-cell office:value-type="float" office:value="42435" calcext:value-type="float">
            <text:p>42435</text:p>
          </table:table-cell>
          <table:table-cell table:formula="of:=([.E125]/[.A125]) - 1" office:value-type="float" office:value="0.000825471698113311" calcext:value-type="float">
            <text:p>0.000825471698113311</text:p>
          </table:table-cell>
          <table:table-cell table:formula="of:=IF([.F12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float" office:value="2292" calcext:value-type="float">
            <text:p>2292</text:p>
          </table:table-cell>
          <table:table-cell office:value-type="float" office:value="235.701" calcext:value-type="float">
            <text:p>235.701</text:p>
          </table:table-cell>
          <table:table-cell office:value-type="float" office:value="0.5076" calcext:value-type="float">
            <text:p>0.5076</text:p>
          </table:table-cell>
          <table:table-cell office:value-type="float" office:value="42435" calcext:value-type="float">
            <text:p>42435</text:p>
          </table:table-cell>
          <table:table-cell table:formula="of:=([.E126]/[.A126]) - 1" office:value-type="float" office:value="0.00198342424027764" calcext:value-type="float">
            <text:p>0.00198342424027764</text:p>
          </table:table-cell>
          <table:table-cell table:formula="of:=IF([.F126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373" calcext:value-type="float">
            <text:p>42373</text:p>
          </table:table-cell>
          <table:table-cell office:value-type="float" office:value="2292.7" calcext:value-type="float">
            <text:p>2292.7</text:p>
          </table:table-cell>
          <table:table-cell office:value-type="float" office:value="235.472" calcext:value-type="float">
            <text:p>235.472</text:p>
          </table:table-cell>
          <table:table-cell office:value-type="float" office:value="0.5073" calcext:value-type="float">
            <text:p>0.5073</text:p>
          </table:table-cell>
          <table:table-cell office:value-type="float" office:value="42435" calcext:value-type="float">
            <text:p>42435</text:p>
          </table:table-cell>
          <table:table-cell table:formula="of:=([.E127]/[.A127]) - 1" office:value-type="float" office:value="0.00146319590305155" calcext:value-type="float">
            <text:p>0.00146319590305155</text:p>
          </table:table-cell>
          <table:table-cell table:formula="of:=IF([.F127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435" calcext:value-type="float">
            <text:p>42435</text:p>
          </table:table-cell>
          <table:table-cell office:value-type="float" office:value="2291.6" calcext:value-type="float">
            <text:p>2291.6</text:p>
          </table:table-cell>
          <table:table-cell office:value-type="float" office:value="235.34" calcext:value-type="float">
            <text:p>235.34</text:p>
          </table:table-cell>
          <table:table-cell office:value-type="float" office:value="0.5071" calcext:value-type="float">
            <text:p>0.5071</text:p>
          </table:table-cell>
          <table:table-cell office:value-type="float" office:value="42405" calcext:value-type="float">
            <text:p>42405</text:p>
          </table:table-cell>
          <table:table-cell table:formula="of:=([.E128]/[.A128]) - 1" office:value-type="float" office:value="-0.000706963591375009" calcext:value-type="float">
            <text:p>-0.000706963591375009</text:p>
          </table:table-cell>
          <table:table-cell table:formula="of:=IF([.F128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05" calcext:value-type="float">
            <text:p>43205</text:p>
          </table:table-cell>
          <table:table-cell office:value-type="float" office:value="2377.4" calcext:value-type="float">
            <text:p>2377.4</text:p>
          </table:table-cell>
          <table:table-cell office:value-type="float" office:value="236.321" calcext:value-type="float">
            <text:p>236.321</text:p>
          </table:table-cell>
          <table:table-cell office:value-type="float" office:value="0.50957" calcext:value-type="float">
            <text:p>0.50957</text:p>
          </table:table-cell>
          <table:table-cell office:value-type="float" office:value="43274" calcext:value-type="float">
            <text:p>43274</text:p>
          </table:table-cell>
          <table:table-cell table:formula="of:=([.E129]/[.A129]) - 1" office:value-type="float" office:value="0.00159703737993278" calcext:value-type="float">
            <text:p>0.00159703737993278</text:p>
          </table:table-cell>
          <table:table-cell table:formula="of:=IF([.F129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274" calcext:value-type="float">
            <text:p>43274</text:p>
          </table:table-cell>
          <table:table-cell office:value-type="float" office:value="2380.2" calcext:value-type="float">
            <text:p>2380.2</text:p>
          </table:table-cell>
          <table:table-cell office:value-type="float" office:value="236.572" calcext:value-type="float">
            <text:p>236.572</text:p>
          </table:table-cell>
          <table:table-cell office:value-type="float" office:value="0.50969" calcext:value-type="float">
            <text:p>0.50969</text:p>
          </table:table-cell>
          <table:table-cell office:value-type="float" office:value="43270" calcext:value-type="float">
            <text:p>43270</text:p>
          </table:table-cell>
          <table:table-cell table:formula="of:=([.E130]/[.A130]) - 1" office:value-type="float" office:value="-0.0000924342561353653" calcext:value-type="float">
            <text:p>-9.24342561353653E-05</text:p>
          </table:table-cell>
          <table:table-cell table:formula="of:=IF([.F130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70" calcext:value-type="float">
            <text:p>43270</text:p>
          </table:table-cell>
          <table:table-cell office:value-type="float" office:value="2389.7" calcext:value-type="float">
            <text:p>2389.7</text:p>
          </table:table-cell>
          <table:table-cell office:value-type="float" office:value="236.872" calcext:value-type="float">
            <text:p>236.872</text:p>
          </table:table-cell>
          <table:table-cell office:value-type="float" office:value="0.51079" calcext:value-type="float">
            <text:p>0.51079</text:p>
          </table:table-cell>
          <table:table-cell office:value-type="float" office:value="43200" calcext:value-type="float">
            <text:p>43200</text:p>
          </table:table-cell>
          <table:table-cell table:formula="of:=([.E131]/[.A131]) - 1" office:value-type="float" office:value="-0.00161774901779521" calcext:value-type="float">
            <text:p>-0.00161774901779521</text:p>
          </table:table-cell>
          <table:table-cell table:formula="of:=IF([.F13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2385.3" calcext:value-type="float">
            <text:p>2385.3</text:p>
          </table:table-cell>
          <table:table-cell office:value-type="float" office:value="236.813" calcext:value-type="float">
            <text:p>236.813</text:p>
          </table:table-cell>
          <table:table-cell office:value-type="float" office:value="0.5101" calcext:value-type="float">
            <text:p>0.5101</text:p>
          </table:table-cell>
          <table:table-cell office:value-type="float" office:value="43181" calcext:value-type="float">
            <text:p>43181</text:p>
          </table:table-cell>
          <table:table-cell table:formula="of:=([.E132]/[.A132]) - 1" office:value-type="float" office:value="-0.00043981481481481" calcext:value-type="float">
            <text:p>-0.00043981481481481</text:p>
          </table:table-cell>
          <table:table-cell table:formula="of:=IF([.F132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81" calcext:value-type="float">
            <text:p>43181</text:p>
          </table:table-cell>
          <table:table-cell office:value-type="float" office:value="2385.6" calcext:value-type="float">
            <text:p>2385.6</text:p>
          </table:table-cell>
          <table:table-cell office:value-type="float" office:value="236.826" calcext:value-type="float">
            <text:p>236.826</text:p>
          </table:table-cell>
          <table:table-cell office:value-type="float" office:value="0.50918" calcext:value-type="float">
            <text:p>0.50918</text:p>
          </table:table-cell>
          <table:table-cell office:value-type="float" office:value="43166" calcext:value-type="float">
            <text:p>43166</text:p>
          </table:table-cell>
          <table:table-cell table:formula="of:=([.E133]/[.A133]) - 1" office:value-type="float" office:value="-0.000347375002894834" calcext:value-type="float">
            <text:p>-0.000347375002894834</text:p>
          </table:table-cell>
          <table:table-cell table:formula="of:=IF([.F13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66" calcext:value-type="float">
            <text:p>43166</text:p>
          </table:table-cell>
          <table:table-cell office:value-type="float" office:value="2389.8" calcext:value-type="float">
            <text:p>2389.8</text:p>
          </table:table-cell>
          <table:table-cell office:value-type="float" office:value="236.737" calcext:value-type="float">
            <text:p>236.737</text:p>
          </table:table-cell>
          <table:table-cell office:value-type="float" office:value="0.50939" calcext:value-type="float">
            <text:p>0.50939</text:p>
          </table:table-cell>
          <table:table-cell office:value-type="float" office:value="43138" calcext:value-type="float">
            <text:p>43138</text:p>
          </table:table-cell>
          <table:table-cell table:formula="of:=([.E134]/[.A134]) - 1" office:value-type="float" office:value="-0.000648658666543067" calcext:value-type="float">
            <text:p>-0.000648658666543067</text:p>
          </table:table-cell>
          <table:table-cell table:formula="of:=IF([.F13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10" calcext:value-type="float">
            <text:p>43110</text:p>
          </table:table-cell>
          <table:table-cell office:value-type="float" office:value="2384.2" calcext:value-type="float">
            <text:p>2384.2</text:p>
          </table:table-cell>
          <table:table-cell office:value-type="float" office:value="236.411" calcext:value-type="float">
            <text:p>236.411</text:p>
          </table:table-cell>
          <table:table-cell office:value-type="float" office:value="0.5091" calcext:value-type="float">
            <text:p>0.5091</text:p>
          </table:table-cell>
          <table:table-cell office:value-type="float" office:value="43138" calcext:value-type="float">
            <text:p>43138</text:p>
          </table:table-cell>
          <table:table-cell table:formula="of:=([.E135]/[.A135]) - 1" office:value-type="float" office:value="0.000649501275806097" calcext:value-type="float">
            <text:p>0.000649501275806097</text:p>
          </table:table-cell>
          <table:table-cell table:formula="of:=IF([.F135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float" office:value="2386.3" calcext:value-type="float">
            <text:p>2386.3</text:p>
          </table:table-cell>
          <table:table-cell office:value-type="float" office:value="236.484" calcext:value-type="float">
            <text:p>236.484</text:p>
          </table:table-cell>
          <table:table-cell office:value-type="float" office:value="0.5098" calcext:value-type="float">
            <text:p>0.5098</text:p>
          </table:table-cell>
          <table:table-cell office:value-type="float" office:value="43138" calcext:value-type="float">
            <text:p>43138</text:p>
          </table:table-cell>
          <table:table-cell table:formula="of:=([.E136]/[.A136]) - 1" office:value-type="float" office:value="0.00034784221876949" calcext:value-type="float">
            <text:p>0.00034784221876949</text:p>
          </table:table-cell>
          <table:table-cell table:formula="of:=IF([.F136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38" calcext:value-type="float">
            <text:p>43138</text:p>
          </table:table-cell>
          <table:table-cell office:value-type="float" office:value="2381.1" calcext:value-type="float">
            <text:p>2381.1</text:p>
          </table:table-cell>
          <table:table-cell office:value-type="float" office:value="236.451" calcext:value-type="float">
            <text:p>236.451</text:p>
          </table:table-cell>
          <table:table-cell office:value-type="float" office:value="0.51019" calcext:value-type="float">
            <text:p>0.51019</text:p>
          </table:table-cell>
          <table:table-cell office:value-type="float" office:value="43148" calcext:value-type="float">
            <text:p>43148</text:p>
          </table:table-cell>
          <table:table-cell table:formula="of:=([.E137]/[.A137]) - 1" office:value-type="float" office:value="0.000231814177755085" calcext:value-type="float">
            <text:p>0.000231814177755085</text:p>
          </table:table-cell>
          <table:table-cell table:formula="of:=IF([.F137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float" office:value="2381.1" calcext:value-type="float">
            <text:p>2381.1</text:p>
          </table:table-cell>
          <table:table-cell office:value-type="float" office:value="236.535" calcext:value-type="float">
            <text:p>236.535</text:p>
          </table:table-cell>
          <table:table-cell office:value-type="float" office:value="0.50989" calcext:value-type="float">
            <text:p>0.50989</text:p>
          </table:table-cell>
          <table:table-cell office:value-type="float" office:value="43182" calcext:value-type="float">
            <text:p>43182</text:p>
          </table:table-cell>
          <table:table-cell table:formula="of:=([.E138]/[.A138]) - 1" office:value-type="float" office:value="0.00129852061401481" calcext:value-type="float">
            <text:p>0.00129852061401481</text:p>
          </table:table-cell>
          <table:table-cell table:formula="of:=IF([.F138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float" office:value="2380.1" calcext:value-type="float">
            <text:p>2380.1</text:p>
          </table:table-cell>
          <table:table-cell office:value-type="float" office:value="236.356" calcext:value-type="float">
            <text:p>236.356</text:p>
          </table:table-cell>
          <table:table-cell office:value-type="float" office:value="0.50969" calcext:value-type="float">
            <text:p>0.50969</text:p>
          </table:table-cell>
          <table:table-cell office:value-type="float" office:value="43182" calcext:value-type="float">
            <text:p>43182</text:p>
          </table:table-cell>
          <table:table-cell table:formula="of:=([.E139]/[.A139]) - 1" office:value-type="float" office:value="0.00160044534131232" calcext:value-type="float">
            <text:p>0.00160044534131232</text:p>
          </table:table-cell>
          <table:table-cell table:formula="of:=IF([.F139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float" office:value="2378.2" calcext:value-type="float">
            <text:p>2378.2</text:p>
          </table:table-cell>
          <table:table-cell office:value-type="float" office:value="236.336" calcext:value-type="float">
            <text:p>236.336</text:p>
          </table:table-cell>
          <table:table-cell office:value-type="float" office:value="0.50909" calcext:value-type="float">
            <text:p>0.50909</text:p>
          </table:table-cell>
          <table:table-cell office:value-type="float" office:value="43182" calcext:value-type="float">
            <text:p>43182</text:p>
          </table:table-cell>
          <table:table-cell table:formula="of:=([.E140]/[.A140]) - 1" office:value-type="float" office:value="0.00160044534131232" calcext:value-type="float">
            <text:p>0.00160044534131232</text:p>
          </table:table-cell>
          <table:table-cell table:formula="of:=IF([.F140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05" calcext:value-type="float">
            <text:p>43105</text:p>
          </table:table-cell>
          <table:table-cell office:value-type="float" office:value="2381.5" calcext:value-type="float">
            <text:p>2381.5</text:p>
          </table:table-cell>
          <table:table-cell office:value-type="float" office:value="236.233" calcext:value-type="float">
            <text:p>236.233</text:p>
          </table:table-cell>
          <table:table-cell office:value-type="float" office:value="0.50929" calcext:value-type="float">
            <text:p>0.50929</text:p>
          </table:table-cell>
          <table:table-cell office:value-type="float" office:value="43182" calcext:value-type="float">
            <text:p>43182</text:p>
          </table:table-cell>
          <table:table-cell table:formula="of:=([.E141]/[.A141]) - 1" office:value-type="float" office:value="0.001786335691915" calcext:value-type="float">
            <text:p>0.001786335691915</text:p>
          </table:table-cell>
          <table:table-cell table:formula="of:=IF([.F141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099" calcext:value-type="float">
            <text:p>43099</text:p>
          </table:table-cell>
          <table:table-cell office:value-type="float" office:value="2380.3" calcext:value-type="float">
            <text:p>2380.3</text:p>
          </table:table-cell>
          <table:table-cell office:value-type="float" office:value="236.061" calcext:value-type="float">
            <text:p>236.061</text:p>
          </table:table-cell>
          <table:table-cell office:value-type="float" office:value="0.50919" calcext:value-type="float">
            <text:p>0.50919</text:p>
          </table:table-cell>
          <table:table-cell office:value-type="float" office:value="43208" calcext:value-type="float">
            <text:p>43208</text:p>
          </table:table-cell>
          <table:table-cell table:formula="of:=([.E142]/[.A142]) - 1" office:value-type="float" office:value="0.00252906099909511" calcext:value-type="float">
            <text:p>0.00252906099909511</text:p>
          </table:table-cell>
          <table:table-cell table:formula="of:=IF([.F142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48" calcext:value-type="float">
            <text:p>43148</text:p>
          </table:table-cell>
          <table:table-cell office:value-type="float" office:value="2382.8" calcext:value-type="float">
            <text:p>2382.8</text:p>
          </table:table-cell>
          <table:table-cell office:value-type="float" office:value="236.132" calcext:value-type="float">
            <text:p>236.132</text:p>
          </table:table-cell>
          <table:table-cell office:value-type="float" office:value="0.5092" calcext:value-type="float">
            <text:p>0.5092</text:p>
          </table:table-cell>
          <table:table-cell office:value-type="float" office:value="43210" calcext:value-type="float">
            <text:p>43210</text:p>
          </table:table-cell>
          <table:table-cell table:formula="of:=([.E143]/[.A143]) - 1" office:value-type="float" office:value="0.00143691480485764" calcext:value-type="float">
            <text:p>0.00143691480485764</text:p>
          </table:table-cell>
          <table:table-cell table:formula="of:=IF([.F143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82" calcext:value-type="float">
            <text:p>43182</text:p>
          </table:table-cell>
          <table:table-cell office:value-type="float" office:value="2382.6" calcext:value-type="float">
            <text:p>2382.6</text:p>
          </table:table-cell>
          <table:table-cell office:value-type="float" office:value="236.201" calcext:value-type="float">
            <text:p>236.201</text:p>
          </table:table-cell>
          <table:table-cell office:value-type="float" office:value="0.509" calcext:value-type="float">
            <text:p>0.509</text:p>
          </table:table-cell>
          <table:table-cell office:value-type="float" office:value="43253" calcext:value-type="float">
            <text:p>43253</text:p>
          </table:table-cell>
          <table:table-cell table:formula="of:=([.E144]/[.A144]) - 1" office:value-type="float" office:value="0.00164420360335327" calcext:value-type="float">
            <text:p>0.00164420360335327</text:p>
          </table:table-cell>
          <table:table-cell table:formula="of:=IF([.F144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60" calcext:value-type="float">
            <text:p>43160</text:p>
          </table:table-cell>
          <table:table-cell office:value-type="float" office:value="2381.4" calcext:value-type="float">
            <text:p>2381.4</text:p>
          </table:table-cell>
          <table:table-cell office:value-type="float" office:value="236.1" calcext:value-type="float">
            <text:p>236.1</text:p>
          </table:table-cell>
          <table:table-cell office:value-type="float" office:value="0.5092" calcext:value-type="float">
            <text:p>0.5092</text:p>
          </table:table-cell>
          <table:table-cell office:value-type="float" office:value="43253" calcext:value-type="float">
            <text:p>43253</text:p>
          </table:table-cell>
          <table:table-cell table:formula="of:=([.E145]/[.A145]) - 1" office:value-type="float" office:value="0.00215477293790545" calcext:value-type="float">
            <text:p>0.00215477293790545</text:p>
          </table:table-cell>
          <table:table-cell table:formula="of:=IF([.F145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69" calcext:value-type="float">
            <text:p>43169</text:p>
          </table:table-cell>
          <table:table-cell office:value-type="float" office:value="2381.6" calcext:value-type="float">
            <text:p>2381.6</text:p>
          </table:table-cell>
          <table:table-cell office:value-type="float" office:value="235.663" calcext:value-type="float">
            <text:p>235.663</text:p>
          </table:table-cell>
          <table:table-cell office:value-type="float" office:value="0.50888" calcext:value-type="float">
            <text:p>0.50888</text:p>
          </table:table-cell>
          <table:table-cell office:value-type="float" office:value="43253" calcext:value-type="float">
            <text:p>43253</text:p>
          </table:table-cell>
          <table:table-cell table:formula="of:=([.E146]/[.A146]) - 1" office:value-type="float" office:value="0.00194584076536408" calcext:value-type="float">
            <text:p>0.00194584076536408</text:p>
          </table:table-cell>
          <table:table-cell table:formula="of:=IF([.F146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65" calcext:value-type="float">
            <text:p>43165</text:p>
          </table:table-cell>
          <table:table-cell office:value-type="float" office:value="2381" calcext:value-type="float">
            <text:p>2381</text:p>
          </table:table-cell>
          <table:table-cell office:value-type="float" office:value="235.606" calcext:value-type="float">
            <text:p>235.606</text:p>
          </table:table-cell>
          <table:table-cell office:value-type="float" office:value="0.50899" calcext:value-type="float">
            <text:p>0.50899</text:p>
          </table:table-cell>
          <table:table-cell office:value-type="float" office:value="43253" calcext:value-type="float">
            <text:p>43253</text:p>
          </table:table-cell>
          <table:table-cell table:formula="of:=([.E147]/[.A147]) - 1" office:value-type="float" office:value="0.00203868875246149" calcext:value-type="float">
            <text:p>0.00203868875246149</text:p>
          </table:table-cell>
          <table:table-cell table:formula="of:=IF([.F147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208" calcext:value-type="float">
            <text:p>43208</text:p>
          </table:table-cell>
          <table:table-cell office:value-type="float" office:value="2383.1" calcext:value-type="float">
            <text:p>2383.1</text:p>
          </table:table-cell>
          <table:table-cell office:value-type="float" office:value="235.661" calcext:value-type="float">
            <text:p>235.661</text:p>
          </table:table-cell>
          <table:table-cell office:value-type="float" office:value="0.50928" calcext:value-type="float">
            <text:p>0.50928</text:p>
          </table:table-cell>
          <table:table-cell office:value-type="float" office:value="43253" calcext:value-type="float">
            <text:p>43253</text:p>
          </table:table-cell>
          <table:table-cell table:formula="of:=([.E148]/[.A148]) - 1" office:value-type="float" office:value="0.00104147380114794" calcext:value-type="float">
            <text:p>0.00104147380114794</text:p>
          </table:table-cell>
          <table:table-cell table:formula="of:=IF([.F148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210" calcext:value-type="float">
            <text:p>43210</text:p>
          </table:table-cell>
          <table:table-cell office:value-type="float" office:value="2382.8" calcext:value-type="float">
            <text:p>2382.8</text:p>
          </table:table-cell>
          <table:table-cell office:value-type="float" office:value="235.643" calcext:value-type="float">
            <text:p>235.643</text:p>
          </table:table-cell>
          <table:table-cell office:value-type="float" office:value="0.5099" calcext:value-type="float">
            <text:p>0.5099</text:p>
          </table:table-cell>
          <table:table-cell office:value-type="float" office:value="43253" calcext:value-type="float">
            <text:p>43253</text:p>
          </table:table-cell>
          <table:table-cell table:formula="of:=([.E149]/[.A149]) - 1" office:value-type="float" office:value="0.000995140013885676" calcext:value-type="float">
            <text:p>0.000995140013885676</text:p>
          </table:table-cell>
          <table:table-cell table:formula="of:=IF([.F149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53" calcext:value-type="float">
            <text:p>43253</text:p>
          </table:table-cell>
          <table:table-cell office:value-type="float" office:value="2385" calcext:value-type="float">
            <text:p>2385</text:p>
          </table:table-cell>
          <table:table-cell office:value-type="float" office:value="235.588" calcext:value-type="float">
            <text:p>235.588</text:p>
          </table:table-cell>
          <table:table-cell office:value-type="float" office:value="0.51029" calcext:value-type="float">
            <text:p>0.51029</text:p>
          </table:table-cell>
          <table:table-cell office:value-type="float" office:value="43211" calcext:value-type="float">
            <text:p>43211</text:p>
          </table:table-cell>
          <table:table-cell table:formula="of:=([.E150]/[.A150]) - 1" office:value-type="float" office:value="-0.000971030911150694" calcext:value-type="float">
            <text:p>-0.000971030911150694</text:p>
          </table:table-cell>
          <table:table-cell table:formula="of:=IF([.F150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11" calcext:value-type="float">
            <text:p>43211</text:p>
          </table:table-cell>
          <table:table-cell office:value-type="float" office:value="2385.4" calcext:value-type="float">
            <text:p>2385.4</text:p>
          </table:table-cell>
          <table:table-cell office:value-type="float" office:value="235.265" calcext:value-type="float">
            <text:p>235.265</text:p>
          </table:table-cell>
          <table:table-cell office:value-type="float" office:value="0.5093" calcext:value-type="float">
            <text:p>0.5093</text:p>
          </table:table-cell>
          <table:table-cell office:value-type="float" office:value="43185" calcext:value-type="float">
            <text:p>43185</text:p>
          </table:table-cell>
          <table:table-cell table:formula="of:=([.E151]/[.A151]) - 1" office:value-type="float" office:value="-0.000601698641549575" calcext:value-type="float">
            <text:p>-0.000601698641549575</text:p>
          </table:table-cell>
          <table:table-cell table:formula="of:=IF([.F151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85" calcext:value-type="float">
            <text:p>43185</text:p>
          </table:table-cell>
          <table:table-cell office:value-type="float" office:value="2381.4" calcext:value-type="float">
            <text:p>2381.4</text:p>
          </table:table-cell>
          <table:table-cell office:value-type="float" office:value="235.188" calcext:value-type="float">
            <text:p>235.188</text:p>
          </table:table-cell>
          <table:table-cell office:value-type="float" office:value="0.50944" calcext:value-type="float">
            <text:p>0.50944</text:p>
          </table:table-cell>
          <table:table-cell office:value-type="float" office:value="43184" calcext:value-type="float">
            <text:p>43184</text:p>
          </table:table-cell>
          <table:table-cell table:formula="of:=([.E152]/[.A152]) - 1" office:value-type="float" office:value="-0.0000231561884913578" calcext:value-type="float">
            <text:p>-2.31561884913578E-05</text:p>
          </table:table-cell>
          <table:table-cell table:formula="of:=IF([.F152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84" calcext:value-type="float">
            <text:p>43184</text:p>
          </table:table-cell>
          <table:table-cell office:value-type="float" office:value="2382.9" calcext:value-type="float">
            <text:p>2382.9</text:p>
          </table:table-cell>
          <table:table-cell office:value-type="float" office:value="235.329" calcext:value-type="float">
            <text:p>235.329</text:p>
          </table:table-cell>
          <table:table-cell office:value-type="float" office:value="0.50979" calcext:value-type="float">
            <text:p>0.50979</text:p>
          </table:table-cell>
          <table:table-cell office:value-type="float" office:value="43180" calcext:value-type="float">
            <text:p>43180</text:p>
          </table:table-cell>
          <table:table-cell table:formula="of:=([.E153]/[.A153]) - 1" office:value-type="float" office:value="-0.0000926268988514778" calcext:value-type="float">
            <text:p>-9.26268988514778E-05</text:p>
          </table:table-cell>
          <table:table-cell table:formula="of:=IF([.F153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80" calcext:value-type="float">
            <text:p>43180</text:p>
          </table:table-cell>
          <table:table-cell office:value-type="float" office:value="2384.1" calcext:value-type="float">
            <text:p>2384.1</text:p>
          </table:table-cell>
          <table:table-cell office:value-type="float" office:value="235.363" calcext:value-type="float">
            <text:p>235.363</text:p>
          </table:table-cell>
          <table:table-cell office:value-type="float" office:value="0.5099" calcext:value-type="float">
            <text:p>0.5099</text:p>
          </table:table-cell>
          <table:table-cell office:value-type="float" office:value="43185" calcext:value-type="float">
            <text:p>43185</text:p>
          </table:table-cell>
          <table:table-cell table:formula="of:=([.E154]/[.A154]) - 1" office:value-type="float" office:value="0.000115794349235809" calcext:value-type="float">
            <text:p>0.000115794349235809</text:p>
          </table:table-cell>
          <table:table-cell table:formula="of:=IF([.F154]&gt;[.$O$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59" calcext:value-type="float">
            <text:p>43159</text:p>
          </table:table-cell>
          <table:table-cell office:value-type="float" office:value="2380.2" calcext:value-type="float">
            <text:p>2380.2</text:p>
          </table:table-cell>
          <table:table-cell office:value-type="float" office:value="235.179" calcext:value-type="float">
            <text:p>235.179</text:p>
          </table:table-cell>
          <table:table-cell office:value-type="float" office:value="0.50934" calcext:value-type="float">
            <text:p>0.50934</text:p>
          </table:table-cell>
          <table:table-cell office:value-type="float" office:value="43218" calcext:value-type="float">
            <text:p>43218</text:p>
          </table:table-cell>
          <table:table-cell table:formula="of:=([.E155]/[.A155]) - 1" office:value-type="float" office:value="0.00136703816121786" calcext:value-type="float">
            <text:p>0.00136703816121786</text:p>
          </table:table-cell>
          <table:table-cell table:formula="of:=IF([.F155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float" office:value="2378.6" calcext:value-type="float">
            <text:p>2378.6</text:p>
          </table:table-cell>
          <table:table-cell office:value-type="float" office:value="235.216" calcext:value-type="float">
            <text:p>235.216</text:p>
          </table:table-cell>
          <table:table-cell office:value-type="float" office:value="0.50949" calcext:value-type="float">
            <text:p>0.50949</text:p>
          </table:table-cell>
          <table:table-cell office:value-type="float" office:value="43218" calcext:value-type="float">
            <text:p>43218</text:p>
          </table:table-cell>
          <table:table-cell table:formula="of:=([.E156]/[.A156]) - 1" office:value-type="float" office:value="0.00150626839385448" calcext:value-type="float">
            <text:p>0.00150626839385448</text:p>
          </table:table-cell>
          <table:table-cell table:formula="of:=IF([.F156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float" office:value="2378.5" calcext:value-type="float">
            <text:p>2378.5</text:p>
          </table:table-cell>
          <table:table-cell office:value-type="float" office:value="235.351" calcext:value-type="float">
            <text:p>235.351</text:p>
          </table:table-cell>
          <table:table-cell office:value-type="float" office:value="0.50938" calcext:value-type="float">
            <text:p>0.50938</text:p>
          </table:table-cell>
          <table:table-cell office:value-type="float" office:value="43218" calcext:value-type="float">
            <text:p>43218</text:p>
          </table:table-cell>
          <table:table-cell table:formula="of:=([.E157]/[.A157]) - 1" office:value-type="float" office:value="0.00206357671172519" calcext:value-type="float">
            <text:p>0.00206357671172519</text:p>
          </table:table-cell>
          <table:table-cell table:formula="of:=IF([.F157]&gt;[.$O$2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178" calcext:value-type="float">
            <text:p>43178</text:p>
          </table:table-cell>
          <table:table-cell office:value-type="float" office:value="2383.2" calcext:value-type="float">
            <text:p>2383.2</text:p>
          </table:table-cell>
          <table:table-cell office:value-type="float" office:value="235.358" calcext:value-type="float">
            <text:p>235.358</text:p>
          </table:table-cell>
          <table:table-cell office:value-type="float" office:value="0.50937" calcext:value-type="float">
            <text:p>0.50937</text:p>
          </table:table-cell>
          <table:table-cell office:value-type="float" office:value="43218" calcext:value-type="float">
            <text:p>43218</text:p>
          </table:table-cell>
          <table:table-cell table:formula="of:=([.E158]/[.A158]) - 1" office:value-type="float" office:value="0.000926397702533777" calcext:value-type="float">
            <text:p>0.000926397702533777</text:p>
          </table:table-cell>
          <table:table-cell table:formula="of:=IF([.F158]&gt;[.$O$2];1;0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7:47:57.5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6:10:19.602000000</meta:creation-date>
    <dc:date>2024-02-06T17:49:40.090000000</dc:date>
    <meta:editing-duration>PT22H22M4S</meta:editing-duration>
    <meta:editing-cycles>7</meta:editing-cycles>
    <meta:generator>LibreOffice/7.5.4.2$Windows_X86_64 LibreOffice_project/36ccfdc35048b057fd9854c757a8b67ec53977b6</meta:generator>
    <meta:document-statistic meta:table-count="1" meta:cell-count="1114" meta:object-count="0"/>
  </office:meta>
</office:document-meta>
</file>